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table:style-name="ce2"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227946" calcext:value-type="float">
            <text:p>0.00000227946</text:p>
          </table:table-cell>
          <table:table-cell table:formula="of:=SQRT([.A2])" office:value-type="float" office:value="0.790569415042095" calcext:value-type="float">
            <text:p>0.790569415042095</text:p>
          </table:table-cell>
          <table:table-cell table:formula="of:=[.B2]^(1-[.$C2])" office:value-type="float" office:value="0.0658199351734703" calcext:value-type="float">
            <text:p>0.0658199351734703</text:p>
          </table:table-cell>
          <table:table-cell table:formula="of:=-[.$A2]^6+(1/4)*[.$A2]^5-3*[.$A2]^4+4*[.$A2]^3-3*[.$A2]^2+(5/6)*[.$A2]" office:value-type="float" office:value="-0.0487963358561198" calcext:value-type="float">
            <text:p>-0.0487963358561198</text:p>
          </table:table-cell>
          <table:table-cell table:formula="of:=[.D2]+[.E2]-0.00741342570942599" office:value-type="float" office:value="0.00961017360792455" calcext:value-type="float">
            <text:p>0.00961017360792455</text:p>
          </table:table-cell>
          <table:table-cell table:formula="of:=IF([.F2]&gt;0;IF([.F2]&gt;1; 1; [.F2]^(1/(1-[.$C2])));0)" office:value-type="float" office:value="0.00000000023326020431" calcext:value-type="float">
            <text:p>2.33260204312883E-10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0867" calcext:value-type="float">
            <text:p>0.0120867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" office:value-type="float" office:value="0.274360093432271" calcext:value-type="float">
            <text:p>0.274360093432271</text:p>
          </table:table-cell>
          <table:table-cell table:formula="of:=-[.$A3]^6+(1/4)*[.$A3]^5-3*[.$A3]^4+4*[.$A3]^3-3*[.$A3]^2+(5/6)*[.$A3]" office:value-type="float" office:value="0.00260416666666669" calcext:value-type="float">
            <text:p>0.00260416666666669</text:p>
          </table:table-cell>
          <table:table-cell table:formula="of:=[.D3]+[.E3]-0.00741342570942599" office:value-type="float" office:value="0.269550834389512" calcext:value-type="float">
            <text:p>0.269550834389512</text:p>
          </table:table-cell>
          <table:table-cell table:formula="of:=IF([.F3]&gt;0;IF([.F3]&gt;1; 1; [.F3]^(1/(1-[.$C3])));0)" office:value-type="float" office:value="0.0113785177036322" calcext:value-type="float">
            <text:p>0.0113785177036322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25832" calcext:value-type="float">
            <text:p>0.000525832</text:p>
          </table:table-cell>
          <table:table-cell table:formula="of:=SQRT([.A4])" office:value-type="float" office:value="0.707106781186548" calcext:value-type="float">
            <text:p>0.707106781186548</text:p>
          </table:table-cell>
          <table:table-cell table:formula="of:=[.B4]^(1-[.$C4])" office:value-type="float" office:value="0.109536365435617" calcext:value-type="float">
            <text:p>0.109536365435617</text:p>
          </table:table-cell>
          <table:table-cell table:formula="of:=-[.$A4]^6+(1/4)*[.$A4]^5-3*[.$A4]^4+4*[.$A4]^3-3*[.$A4]^2+(5/6)*[.$A4]" office:value-type="float" office:value="0.00260416666666669" calcext:value-type="float">
            <text:p>0.00260416666666669</text:p>
          </table:table-cell>
          <table:table-cell table:formula="of:=[.D4]+[.E4]-0.00741342570942599" office:value-type="float" office:value="0.104727106392857" calcext:value-type="float">
            <text:p>0.104727106392857</text:p>
          </table:table-cell>
          <table:table-cell table:formula="of:=IF([.F4]&gt;0;IF([.F4]&gt;1; 1; [.F4]^(1/(1-[.$C4])));0)" office:value-type="float" office:value="0.000451099663445213" calcext:value-type="float">
            <text:p>0.000451099663445213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54345" calcext:value-type="float">
            <text:p>0.0154345</text:p>
          </table:table-cell>
          <table:table-cell table:formula="of:=SQRT([.A5])" office:value-type="float" office:value="0.806225774829855" calcext:value-type="float">
            <text:p>0.806225774829855</text:p>
          </table:table-cell>
          <table:table-cell table:formula="of:=[.B5]^(1-[.$C5])" office:value-type="float" office:value="0.445632185983369" calcext:value-type="float">
            <text:p>0.445632185983369</text:p>
          </table:table-cell>
          <table:table-cell table:formula="of:=-[.$A5]^6+(1/4)*[.$A5]^5-3*[.$A5]^4+4*[.$A5]^3-3*[.$A5]^2+(5/6)*[.$A5]" office:value-type="float" office:value="-0.0584259270833334" calcext:value-type="float">
            <text:p>-0.0584259270833334</text:p>
          </table:table-cell>
          <table:table-cell table:formula="of:=[.D5]+[.E5]-0.00741342570942599" office:value-type="float" office:value="0.37979283319061" calcext:value-type="float">
            <text:p>0.37979283319061</text:p>
          </table:table-cell>
          <table:table-cell table:formula="of:=IF([.F5]&gt;0;IF([.F5]&gt;1; 1; [.F5]^(1/(1-[.$C5])));0)" office:value-type="float" office:value="0.00676378954833834" calcext:value-type="float">
            <text:p>0.00676378954833834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02118" calcext:value-type="float">
            <text:p>0.0000000102118</text:p>
          </table:table-cell>
          <table:table-cell table:formula="of:=SQRT([.A6])" office:value-type="float" office:value="0.790569415042095" calcext:value-type="float">
            <text:p>0.790569415042095</text:p>
          </table:table-cell>
          <table:table-cell table:formula="of:=[.B6]^(1-[.$C6])" office:value-type="float" office:value="0.0212061398153036" calcext:value-type="float">
            <text:p>0.0212061398153036</text:p>
          </table:table-cell>
          <table:table-cell table:formula="of:=-[.$A6]^6+(1/4)*[.$A6]^5-3*[.$A6]^4+4*[.$A6]^3-3*[.$A6]^2+(5/6)*[.$A6]" office:value-type="float" office:value="-0.0487963358561198" calcext:value-type="float">
            <text:p>-0.0487963358561198</text:p>
          </table:table-cell>
          <table:table-cell table:formula="of:=[.D6]+[.E6]-0.00741342570942599" office:value-type="float" office:value="-0.0350036217502421" calcext:value-type="float">
            <text:p>-0.0350036217502421</text:p>
          </table:table-cell>
          <table:table-cell table:formula="of:=IF([.F6]&gt;0;IF([.F6]&gt;1; 1; [.F6]^(1/(1-[.$C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941192" calcext:value-type="float">
            <text:p>0.0000941192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" office:value-type="float" office:value="0.143471314000938" calcext:value-type="float">
            <text:p>0.143471314000938</text:p>
          </table:table-cell>
          <table:table-cell table:formula="of:=-[.$A7]^6+(1/4)*[.$A7]^5-3*[.$A7]^4+4*[.$A7]^3-3*[.$A7]^2+(5/6)*[.$A7]" office:value-type="float" office:value="-0.0487963358561198" calcext:value-type="float">
            <text:p>-0.0487963358561198</text:p>
          </table:table-cell>
          <table:table-cell table:formula="of:=[.D7]+[.E7]-0.00741342570942599" office:value-type="float" office:value="0.0872615524353919" calcext:value-type="float">
            <text:p>0.0872615524353919</text:p>
          </table:table-cell>
          <table:table-cell table:formula="of:=IF([.F7]&gt;0;IF([.F7]&gt;1; 1; [.F7]^(1/(1-[.$C7])));0)" office:value-type="float" office:value="0.00000876166236010984" calcext:value-type="float">
            <text:p>8.76166236010984E-06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0222706" calcext:value-type="float">
            <text:p>2.22706E-14</text:p>
          </table:table-cell>
          <table:table-cell table:formula="of:=SQRT([.A8])" office:value-type="float" office:value="0.790569415042095" calcext:value-type="float">
            <text:p>0.790569415042095</text:p>
          </table:table-cell>
          <table:table-cell table:formula="of:=[.B8]^(1-[.$C8])" office:value-type="float" office:value="0.00138292143933808" calcext:value-type="float">
            <text:p>0.00138292143933808</text:p>
          </table:table-cell>
          <table:table-cell table:formula="of:=-[.$A8]^6+(1/4)*[.$A8]^5-3*[.$A8]^4+4*[.$A8]^3-3*[.$A8]^2+(5/6)*[.$A8]" office:value-type="float" office:value="-0.0487963358561198" calcext:value-type="float">
            <text:p>-0.0487963358561198</text:p>
          </table:table-cell>
          <table:table-cell table:formula="of:=[.D8]+[.E8]-0.00741342570942599" office:value-type="float" office:value="-0.0548268401262077" calcext:value-type="float">
            <text:p>-0.0548268401262077</text:p>
          </table:table-cell>
          <table:table-cell table:formula="of:=IF([.F8]&gt;0;IF([.F8]&gt;1; 1; [.F8]^(1/(1-[.$C8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359371" calcext:value-type="float">
            <text:p>0.00000000359371</text:p>
          </table:table-cell>
          <table:table-cell table:formula="of:=SQRT([.A9])" office:value-type="float" office:value="0.790569415042095" calcext:value-type="float">
            <text:p>0.790569415042095</text:p>
          </table:table-cell>
          <table:table-cell table:formula="of:=[.B9]^(1-[.$C9])" office:value-type="float" office:value="0.0170401116778061" calcext:value-type="float">
            <text:p>0.0170401116778061</text:p>
          </table:table-cell>
          <table:table-cell table:formula="of:=-[.$A9]^6+(1/4)*[.$A9]^5-3*[.$A9]^4+4*[.$A9]^3-3*[.$A9]^2+(5/6)*[.$A9]" office:value-type="float" office:value="-0.0487963358561198" calcext:value-type="float">
            <text:p>-0.0487963358561198</text:p>
          </table:table-cell>
          <table:table-cell table:formula="of:=[.D9]+[.E9]-0.00741342570942599" office:value-type="float" office:value="-0.0391696498877397" calcext:value-type="float">
            <text:p>-0.0391696498877397</text:p>
          </table:table-cell>
          <table:table-cell table:formula="of:=IF([.F9]&gt;0;IF([.F9]&gt;1; 1; [.F9]^(1/(1-[.$C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411175" calcext:value-type="float">
            <text:p>0.0411175</text:p>
          </table:table-cell>
          <table:table-cell table:formula="of:=SQRT([.A10])" office:value-type="float" office:value="0.724568837309472" calcext:value-type="float">
            <text:p>0.724568837309472</text:p>
          </table:table-cell>
          <table:table-cell table:formula="of:=[.B10]^(1-[.$C10])" office:value-type="float" office:value="0.415202311679616" calcext:value-type="float">
            <text:p>0.415202311679616</text:p>
          </table:table-cell>
          <table:table-cell table:formula="of:=-[.$A10]^6+(1/4)*[.$A10]^5-3*[.$A10]^4+4*[.$A10]^3-3*[.$A10]^2+(5/6)*[.$A10]" office:value-type="float" office:value="-0.00755997778320305" calcext:value-type="float">
            <text:p>-0.00755997778320305</text:p>
          </table:table-cell>
          <table:table-cell table:formula="of:=[.D10]+[.E10]-0.00741342570942599" office:value-type="float" office:value="0.400228908186987" calcext:value-type="float">
            <text:p>0.400228908186987</text:p>
          </table:table-cell>
          <table:table-cell table:formula="of:=IF([.F10]&gt;0;IF([.F10]&gt;1; 1; [.F10]^(1/(1-[.$C10])));0)" office:value-type="float" office:value="0.035984273874332" calcext:value-type="float">
            <text:p>0.035984273874332</text:p>
          </table:table-cell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358" calcext:value-type="float">
            <text:p>0.00000358</text:p>
          </table:table-cell>
          <table:table-cell table:formula="of:=SQRT([.A11])" office:value-type="float" office:value="0.836660026534076" calcext:value-type="float">
            <text:p>0.836660026534076</text:p>
          </table:table-cell>
          <table:table-cell table:formula="of:=[.B11]^(1-[.$C11])" office:value-type="float" office:value="0.128952984540705" calcext:value-type="float">
            <text:p>0.128952984540705</text:p>
          </table:table-cell>
          <table:table-cell table:formula="of:=-[.$A11]^6+(1/4)*[.$A11]^5-3*[.$A11]^4+4*[.$A11]^3-3*[.$A11]^2+(5/6)*[.$A11]" office:value-type="float" office:value="-0.0753001666666666" calcext:value-type="float">
            <text:p>-0.0753001666666666</text:p>
          </table:table-cell>
          <table:table-cell table:formula="of:=[.D11]+[.E11]-0.00741342570942599" office:value-type="float" office:value="0.0462393921646119" calcext:value-type="float">
            <text:p>0.0462393921646119</text:p>
          </table:table-cell>
          <table:table-cell table:formula="of:=IF([.F11]&gt;0;IF([.F11]&gt;1; 1; [.F11]^(1/(1-[.$C11])));0)" office:value-type="float" office:value="0.00000000671331555519" calcext:value-type="float">
            <text:p>6.71331555519368E-09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518087" calcext:value-type="float">
            <text:p>0.00518087</text:p>
          </table:table-cell>
          <table:table-cell table:formula="of:=SQRT([.A12])" office:value-type="float" office:value="0.707106781186548" calcext:value-type="float">
            <text:p>0.707106781186548</text:p>
          </table:table-cell>
          <table:table-cell table:formula="of:=[.B12]^(1-[.$C12])" office:value-type="float" office:value="0.214074061335633" calcext:value-type="float">
            <text:p>0.214074061335633</text:p>
          </table:table-cell>
          <table:table-cell table:formula="of:=-[.$A12]^6+(1/4)*[.$A12]^5-3*[.$A12]^4+4*[.$A12]^3-3*[.$A12]^2+(5/6)*[.$A12]" office:value-type="float" office:value="0.00260416666666669" calcext:value-type="float">
            <text:p>0.00260416666666669</text:p>
          </table:table-cell>
          <table:table-cell table:formula="of:=[.D12]+[.E12]-0.00741342570942599" office:value-type="float" office:value="0.209264802292873" calcext:value-type="float">
            <text:p>0.209264802292873</text:p>
          </table:table-cell>
          <table:table-cell table:formula="of:=IF([.F12]&gt;0;IF([.F12]&gt;1; 1; [.F12]^(1/(1-[.$C12])));0)" office:value-type="float" office:value="0.00479415101655561" calcext:value-type="float">
            <text:p>0.00479415101655561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417757" calcext:value-type="float">
            <text:p>0.00417757</text:p>
          </table:table-cell>
          <table:table-cell table:formula="of:=SQRT([.A13])" office:value-type="float" office:value="0.707106781186548" calcext:value-type="float">
            <text:p>0.707106781186548</text:p>
          </table:table-cell>
          <table:table-cell table:formula="of:=[.B13]^(1-[.$C13])" office:value-type="float" office:value="0.200994741389838" calcext:value-type="float">
            <text:p>0.200994741389838</text:p>
          </table:table-cell>
          <table:table-cell table:formula="of:=-[.$A13]^6+(1/4)*[.$A13]^5-3*[.$A13]^4+4*[.$A13]^3-3*[.$A13]^2+(5/6)*[.$A13]" office:value-type="float" office:value="0.00260416666666669" calcext:value-type="float">
            <text:p>0.00260416666666669</text:p>
          </table:table-cell>
          <table:table-cell table:formula="of:=[.D13]+[.E13]-0.00741342570942599" office:value-type="float" office:value="0.196185482347079" calcext:value-type="float">
            <text:p>0.196185482347079</text:p>
          </table:table-cell>
          <table:table-cell table:formula="of:=IF([.F13]&gt;0;IF([.F13]&gt;1; 1; [.F13]^(1/(1-[.$C13])));0)" office:value-type="float" office:value="0.00384603846011037" calcext:value-type="float">
            <text:p>0.00384603846011037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512915" calcext:value-type="float">
            <text:p>5.12915E-11</text:p>
          </table:table-cell>
          <table:table-cell table:formula="of:=SQRT([.A14])" office:value-type="float" office:value="0.774596669241483" calcext:value-type="float">
            <text:p>0.774596669241483</text:p>
          </table:table-cell>
          <table:table-cell table:formula="of:=[.B14]^(1-[.$C14])" office:value-type="float" office:value="0.00479302793094481" calcext:value-type="float">
            <text:p>0.00479302793094481</text:p>
          </table:table-cell>
          <table:table-cell table:formula="of:=-[.$A14]^6+(1/4)*[.$A14]^5-3*[.$A14]^4+4*[.$A14]^3-3*[.$A14]^2+(5/6)*[.$A14]" office:value-type="float" office:value="-0.0387040000000002" calcext:value-type="float">
            <text:p>-0.0387040000000002</text:p>
          </table:table-cell>
          <table:table-cell table:formula="of:=[.D14]+[.E14]-0.00741342570942599" office:value-type="float" office:value="-0.0413243977784814" calcext:value-type="float">
            <text:p>-0.0413243977784814</text:p>
          </table:table-cell>
          <table:table-cell table:formula="of:=IF([.F14]&gt;0;IF([.F14]&gt;1; 1; [.F14]^(1/(1-[.$C14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26692" calcext:value-type="float">
            <text:p>0.00326692</text:p>
          </table:table-cell>
          <table:table-cell table:formula="of:=SQRT([.A15])" office:value-type="float" office:value="0.724568837309472" calcext:value-type="float">
            <text:p>0.724568837309472</text:p>
          </table:table-cell>
          <table:table-cell table:formula="of:=[.B15]^(1-[.$C15])" office:value-type="float" office:value="0.206688482488321" calcext:value-type="float">
            <text:p>0.206688482488321</text:p>
          </table:table-cell>
          <table:table-cell table:formula="of:=-[.$A15]^6+(1/4)*[.$A15]^5-3*[.$A15]^4+4*[.$A15]^3-3*[.$A15]^2+(5/6)*[.$A15]" office:value-type="float" office:value="-0.00755997778320305" calcext:value-type="float">
            <text:p>-0.00755997778320305</text:p>
          </table:table-cell>
          <table:table-cell table:formula="of:=[.D15]+[.E15]-0.00741342570942599" office:value-type="float" office:value="0.191715078995692" calcext:value-type="float">
            <text:p>0.191715078995692</text:p>
          </table:table-cell>
          <table:table-cell table:formula="of:=IF([.F15]&gt;0;IF([.F15]&gt;1; 1; [.F15]^(1/(1-[.$C15])));0)" office:value-type="float" office:value="0.00248634141000483" calcext:value-type="float">
            <text:p>0.00248634141000483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899878" calcext:value-type="float">
            <text:p>0.00000899878</text:p>
          </table:table-cell>
          <table:table-cell table:formula="of:=SQRT([.A16])" office:value-type="float" office:value="0.741619848709566" calcext:value-type="float">
            <text:p>0.741619848709566</text:p>
          </table:table-cell>
          <table:table-cell table:formula="of:=[.B16]^(1-[.$C16])" office:value-type="float" office:value="0.0496891084063479" calcext:value-type="float">
            <text:p>0.0496891084063479</text:p>
          </table:table-cell>
          <table:table-cell table:formula="of:=-[.$A16]^6+(1/4)*[.$A16]^5-3*[.$A16]^4+4*[.$A16]^3-3*[.$A16]^2+(5/6)*[.$A16]" office:value-type="float" office:value="-0.0179226666666667" calcext:value-type="float">
            <text:p>-0.0179226666666667</text:p>
          </table:table-cell>
          <table:table-cell table:formula="of:=[.D16]+[.E16]-0.00741342570942599" office:value-type="float" office:value="0.0243530160302552" calcext:value-type="float">
            <text:p>0.0243530160302552</text:p>
          </table:table-cell>
          <table:table-cell table:formula="of:=IF([.F16]&gt;0;IF([.F16]&gt;1; 1; [.F16]^(1/(1-[.$C16])));0)" office:value-type="float" office:value="0.00000056954684479879" calcext:value-type="float">
            <text:p>5.6954684479879E-07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458321" calcext:value-type="float">
            <text:p>0.000000458321</text:p>
          </table:table-cell>
          <table:table-cell table:formula="of:=SQRT([.A17])" office:value-type="float" office:value="0.821583836257749" calcext:value-type="float">
            <text:p>0.821583836257749</text:p>
          </table:table-cell>
          <table:table-cell table:formula="of:=[.B17]^(1-[.$C17])" office:value-type="float" office:value="0.0739690814062825" calcext:value-type="float">
            <text:p>0.0739690814062825</text:p>
          </table:table-cell>
          <table:table-cell table:formula="of:=-[.$A17]^6+(1/4)*[.$A17]^5-3*[.$A17]^4+4*[.$A17]^3-3*[.$A17]^2+(5/6)*[.$A17]" office:value-type="float" office:value="-0.0673533303222658" calcext:value-type="float">
            <text:p>-0.0673533303222658</text:p>
          </table:table-cell>
          <table:table-cell table:formula="of:=[.D17]+[.E17]-0.00741342570942599" office:value-type="float" office:value="-0.00079767462540929" calcext:value-type="float">
            <text:p>-0.00079767462540929</text:p>
          </table:table-cell>
          <table:table-cell table:formula="of:=IF([.F17]&gt;0;IF([.F17]&gt;1; 1; [.F17]^(1/(1-[.$C1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264931" calcext:value-type="float">
            <text:p>0.000000264931</text:p>
          </table:table-cell>
          <table:table-cell table:formula="of:=SQRT([.A18])" office:value-type="float" office:value="0.707106781186548" calcext:value-type="float">
            <text:p>0.707106781186548</text:p>
          </table:table-cell>
          <table:table-cell table:formula="of:=[.B18]^(1-[.$C18])" office:value-type="float" office:value="0.0118489588127944" calcext:value-type="float">
            <text:p>0.0118489588127944</text:p>
          </table:table-cell>
          <table:table-cell table:formula="of:=-[.$A18]^6+(1/4)*[.$A18]^5-3*[.$A18]^4+4*[.$A18]^3-3*[.$A18]^2+(5/6)*[.$A18]" office:value-type="float" office:value="0.00260416666666669" calcext:value-type="float">
            <text:p>0.00260416666666669</text:p>
          </table:table-cell>
          <table:table-cell table:formula="of:=[.D18]+[.E18]-0.00741342570942599" office:value-type="float" office:value="0.00703969977003505" calcext:value-type="float">
            <text:p>0.00703969977003505</text:p>
          </table:table-cell>
          <table:table-cell table:formula="of:=IF([.F18]&gt;0;IF([.F18]&gt;1; 1; [.F18]^(1/(1-[.$C18])));0)" office:value-type="float" office:value="0.00000004478062437485" calcext:value-type="float">
            <text:p>4.47806243748524E-08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907831" calcext:value-type="float">
            <text:p>9.07831E-10</text:p>
          </table:table-cell>
          <table:table-cell table:formula="of:=SQRT([.A19])" office:value-type="float" office:value="0.85146931829632" calcext:value-type="float">
            <text:p>0.85146931829632</text:p>
          </table:table-cell>
          <table:table-cell table:formula="of:=[.B19]^(1-[.$C19])" office:value-type="float" office:value="0.045392731797622" calcext:value-type="float">
            <text:p>0.045392731797622</text:p>
          </table:table-cell>
          <table:table-cell table:formula="of:=-[.$A19]^6+(1/4)*[.$A19]^5-3*[.$A19]^4+4*[.$A19]^3-3*[.$A19]^2+(5/6)*[.$A19]" office:value-type="float" office:value="-0.0819441704915366" calcext:value-type="float">
            <text:p>-0.0819441704915366</text:p>
          </table:table-cell>
          <table:table-cell table:formula="of:=[.D19]+[.E19]-0.00741342570942599" office:value-type="float" office:value="-0.0439648644033406" calcext:value-type="float">
            <text:p>-0.0439648644033406</text:p>
          </table:table-cell>
          <table:table-cell table:formula="of:=IF([.F19]&gt;0;IF([.F19]&gt;1; 1; [.F19]^(1/(1-[.$C19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69742" calcext:value-type="float">
            <text:p>0.000269742</text:p>
          </table:table-cell>
          <table:table-cell table:formula="of:=SQRT([.A20])" office:value-type="float" office:value="0.774596669241483" calcext:value-type="float">
            <text:p>0.774596669241483</text:p>
          </table:table-cell>
          <table:table-cell table:formula="of:=[.B20]^(1-[.$C20])" office:value-type="float" office:value="0.156864229547861" calcext:value-type="float">
            <text:p>0.156864229547861</text:p>
          </table:table-cell>
          <table:table-cell table:formula="of:=-[.$A20]^6+(1/4)*[.$A20]^5-3*[.$A20]^4+4*[.$A20]^3-3*[.$A20]^2+(5/6)*[.$A20]" office:value-type="float" office:value="-0.0387040000000002" calcext:value-type="float">
            <text:p>-0.0387040000000002</text:p>
          </table:table-cell>
          <table:table-cell table:formula="of:=[.D20]+[.E20]-0.00741342570942599" office:value-type="float" office:value="0.110746803838434" calcext:value-type="float">
            <text:p>0.110746803838434</text:p>
          </table:table-cell>
          <table:table-cell table:formula="of:=IF([.F20]&gt;0;IF([.F20]&gt;1; 1; [.F20]^(1/(1-[.$C20])));0)" office:value-type="float" office:value="0.0000575682903853236" calcext:value-type="float">
            <text:p>5.75682903853236E-05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607341" calcext:value-type="float">
            <text:p>6.07341E-11</text:p>
          </table:table-cell>
          <table:table-cell table:formula="of:=SQRT([.A21])" office:value-type="float" office:value="0.806225774829855" calcext:value-type="float">
            <text:p>0.806225774829855</text:p>
          </table:table-cell>
          <table:table-cell table:formula="of:=[.B21]^(1-[.$C21])" office:value-type="float" office:value="0.0104783419766287" calcext:value-type="float">
            <text:p>0.0104783419766287</text:p>
          </table:table-cell>
          <table:table-cell table:formula="of:=-[.$A21]^6+(1/4)*[.$A21]^5-3*[.$A21]^4+4*[.$A21]^3-3*[.$A21]^2+(5/6)*[.$A21]" office:value-type="float" office:value="-0.0584259270833334" calcext:value-type="float">
            <text:p>-0.0584259270833334</text:p>
          </table:table-cell>
          <table:table-cell table:formula="of:=[.D21]+[.E21]-0.00741342570942599" office:value-type="float" office:value="-0.0553610108161307" calcext:value-type="float">
            <text:p>-0.0553610108161307</text:p>
          </table:table-cell>
          <table:table-cell table:formula="of:=IF([.F21]&gt;0;IF([.F21]&gt;1; 1; [.F21]^(1/(1-[.$C2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635918" calcext:value-type="float">
            <text:p>0.0000635918</text:p>
          </table:table-cell>
          <table:table-cell table:formula="of:=SQRT([.A22])" office:value-type="float" office:value="0.689202437604511" calcext:value-type="float">
            <text:p>0.689202437604511</text:p>
          </table:table-cell>
          <table:table-cell table:formula="of:=[.B22]^(1-[.$C22])" office:value-type="float" office:value="0.0496257744288465" calcext:value-type="float">
            <text:p>0.0496257744288465</text:p>
          </table:table-cell>
          <table:table-cell table:formula="of:=-[.$A22]^6+(1/4)*[.$A22]^5-3*[.$A22]^4+4*[.$A22]^3-3*[.$A22]^2+(5/6)*[.$A22]" office:value-type="float" office:value="0.0124568858235677" calcext:value-type="float">
            <text:p>0.0124568858235677</text:p>
          </table:table-cell>
          <table:table-cell table:formula="of:=[.D22]+[.E22]-0.00741342570942599" office:value-type="float" office:value="0.0546692345429882" calcext:value-type="float">
            <text:p>0.0546692345429882</text:p>
          </table:table-cell>
          <table:table-cell table:formula="of:=IF([.F22]&gt;0;IF([.F22]&gt;1; 1; [.F22]^(1/(1-[.$C22])));0)" office:value-type="float" office:value="0.0000868264742158869" calcext:value-type="float">
            <text:p>8.68264742158869E-05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12493" calcext:value-type="float">
            <text:p>0.00000012493</text:p>
          </table:table-cell>
          <table:table-cell table:formula="of:=SQRT([.A23])" office:value-type="float" office:value="0.790569415042095" calcext:value-type="float">
            <text:p>0.790569415042095</text:p>
          </table:table-cell>
          <table:table-cell table:formula="of:=[.B23]^(1-[.$C23])" office:value-type="float" office:value="0.0358286856930108" calcext:value-type="float">
            <text:p>0.0358286856930108</text:p>
          </table:table-cell>
          <table:table-cell table:formula="of:=-[.$A23]^6+(1/4)*[.$A23]^5-3*[.$A23]^4+4*[.$A23]^3-3*[.$A23]^2+(5/6)*[.$A23]" office:value-type="float" office:value="-0.0487963358561198" calcext:value-type="float">
            <text:p>-0.0487963358561198</text:p>
          </table:table-cell>
          <table:table-cell table:formula="of:=[.D23]+[.E23]-0.00741342570942599" office:value-type="float" office:value="-0.020381075872535" calcext:value-type="float">
            <text:p>-0.020381075872535</text:p>
          </table:table-cell>
          <table:table-cell table:formula="of:=IF([.F23]&gt;0;IF([.F23]&gt;1; 1; [.F23]^(1/(1-[.$C23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17732" calcext:value-type="float">
            <text:p>0.000617732</text:p>
          </table:table-cell>
          <table:table-cell table:formula="of:=SQRT([.A24])" office:value-type="float" office:value="0.741619848709566" calcext:value-type="float">
            <text:p>0.741619848709566</text:p>
          </table:table-cell>
          <table:table-cell table:formula="of:=[.B24]^(1-[.$C24])" office:value-type="float" office:value="0.148185750551167" calcext:value-type="float">
            <text:p>0.148185750551167</text:p>
          </table:table-cell>
          <table:table-cell table:formula="of:=-[.$A24]^6+(1/4)*[.$A24]^5-3*[.$A24]^4+4*[.$A24]^3-3*[.$A24]^2+(5/6)*[.$A24]" office:value-type="float" office:value="-0.0179226666666667" calcext:value-type="float">
            <text:p>-0.0179226666666667</text:p>
          </table:table-cell>
          <table:table-cell table:formula="of:=[.D24]+[.E24]-0.00741342570942599" office:value-type="float" office:value="0.122849658175075" calcext:value-type="float">
            <text:p>0.122849658175075</text:p>
          </table:table-cell>
          <table:table-cell table:formula="of:=IF([.F24]&gt;0;IF([.F24]&gt;1; 1; [.F24]^(1/(1-[.$C24])));0)" office:value-type="float" office:value="0.000298974858050548" calcext:value-type="float">
            <text:p>0.000298974858050548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699459" calcext:value-type="float">
            <text:p>6.99459E-10</text:p>
          </table:table-cell>
          <table:table-cell table:formula="of:=SQRT([.A25])" office:value-type="float" office:value="0.774596669241483" calcext:value-type="float">
            <text:p>0.774596669241483</text:p>
          </table:table-cell>
          <table:table-cell table:formula="of:=[.B25]^(1-[.$C25])" office:value-type="float" office:value="0.00863731821499787" calcext:value-type="float">
            <text:p>0.00863731821499787</text:p>
          </table:table-cell>
          <table:table-cell table:formula="of:=-[.$A25]^6+(1/4)*[.$A25]^5-3*[.$A25]^4+4*[.$A25]^3-3*[.$A25]^2+(5/6)*[.$A25]" office:value-type="float" office:value="-0.0387040000000002" calcext:value-type="float">
            <text:p>-0.0387040000000002</text:p>
          </table:table-cell>
          <table:table-cell table:formula="of:=[.D25]+[.E25]-0.00741342570942599" office:value-type="float" office:value="-0.0374801074944283" calcext:value-type="float">
            <text:p>-0.0374801074944283</text:p>
          </table:table-cell>
          <table:table-cell table:formula="of:=IF([.F25]&gt;0;IF([.F25]&gt;1; 1; [.F25]^(1/(1-[.$C25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128352" calcext:value-type="float">
            <text:p>0.0000128352</text:p>
          </table:table-cell>
          <table:table-cell table:formula="of:=SQRT([.A26])" office:value-type="float" office:value="0.741619848709566" calcext:value-type="float">
            <text:p>0.741619848709566</text:p>
          </table:table-cell>
          <table:table-cell table:formula="of:=[.B26]^(1-[.$C26])" office:value-type="float" office:value="0.0544638495207417" calcext:value-type="float">
            <text:p>0.0544638495207417</text:p>
          </table:table-cell>
          <table:table-cell table:formula="of:=-[.$A26]^6+(1/4)*[.$A26]^5-3*[.$A26]^4+4*[.$A26]^3-3*[.$A26]^2+(5/6)*[.$A26]" office:value-type="float" office:value="-0.0179226666666667" calcext:value-type="float">
            <text:p>-0.0179226666666667</text:p>
          </table:table-cell>
          <table:table-cell table:formula="of:=[.D26]+[.E26]-0.00741342570942599" office:value-type="float" office:value="0.029127757144649" calcext:value-type="float">
            <text:p>0.029127757144649</text:p>
          </table:table-cell>
          <table:table-cell table:formula="of:=IF([.F26]&gt;0;IF([.F26]&gt;1; 1; [.F26]^(1/(1-[.$C26])));0)" office:value-type="float" office:value="0.00000113883095200384" calcext:value-type="float">
            <text:p>1.13883095200384E-06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926349" calcext:value-type="float">
            <text:p>0.00000000926349</text:p>
          </table:table-cell>
          <table:table-cell table:formula="of:=SQRT([.A27])" office:value-type="float" office:value="0.806225774829855" calcext:value-type="float">
            <text:p>0.806225774829855</text:p>
          </table:table-cell>
          <table:table-cell table:formula="of:=[.B27]^(1-[.$C27])" office:value-type="float" office:value="0.0277567094707974" calcext:value-type="float">
            <text:p>0.0277567094707974</text:p>
          </table:table-cell>
          <table:table-cell table:formula="of:=-[.$A27]^6+(1/4)*[.$A27]^5-3*[.$A27]^4+4*[.$A27]^3-3*[.$A27]^2+(5/6)*[.$A27]" office:value-type="float" office:value="-0.0584259270833334" calcext:value-type="float">
            <text:p>-0.0584259270833334</text:p>
          </table:table-cell>
          <table:table-cell table:formula="of:=[.D27]+[.E27]-0.00741342570942599" office:value-type="float" office:value="-0.0380826433219619" calcext:value-type="float">
            <text:p>-0.0380826433219619</text:p>
          </table:table-cell>
          <table:table-cell table:formula="of:=IF([.F27]&gt;0;IF([.F27]&gt;1; 1; [.F27]^(1/(1-[.$C27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6469" calcext:value-type="float">
            <text:p>0.0246469</text:p>
          </table:table-cell>
          <table:table-cell table:formula="of:=SQRT([.A28])" office:value-type="float" office:value="0.670820393249937" calcext:value-type="float">
            <text:p>0.670820393249937</text:p>
          </table:table-cell>
          <table:table-cell table:formula="of:=[.B28]^(1-[.$C28])" office:value-type="float" office:value="0.295529573717682" calcext:value-type="float">
            <text:p>0.295529573717682</text:p>
          </table:table-cell>
          <table:table-cell table:formula="of:=-[.$A28]^6+(1/4)*[.$A28]^5-3*[.$A28]^4+4*[.$A28]^3-3*[.$A28]^2+(5/6)*[.$A28]" office:value-type="float" office:value="0.02189821875" calcext:value-type="float">
            <text:p>0.02189821875</text:p>
          </table:table-cell>
          <table:table-cell table:formula="of:=[.D28]+[.E28]-0.00741342570942599" office:value-type="float" office:value="0.310014366758256" calcext:value-type="float">
            <text:p>0.310014366758256</text:p>
          </table:table-cell>
          <table:table-cell table:formula="of:=IF([.F28]&gt;0;IF([.F28]&gt;1; 1; [.F28]^(1/(1-[.$C28])));0)" office:value-type="float" office:value="0.0285030666126372" calcext:value-type="float">
            <text:p>0.0285030666126372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42138" calcext:value-type="float">
            <text:p>0.00242138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210908357483875" calcext:value-type="float">
            <text:p>0.210908357483875</text:p>
          </table:table-cell>
          <table:table-cell table:formula="of:=-[.$A29]^6+(1/4)*[.$A29]^5-3*[.$A29]^4+4*[.$A29]^3-3*[.$A29]^2+(5/6)*[.$A29]" office:value-type="float" office:value="-0.0179226666666667" calcext:value-type="float">
            <text:p>-0.0179226666666667</text:p>
          </table:table-cell>
          <table:table-cell table:formula="of:=[.D29]+[.E29]-0.00741342570942599" office:value-type="float" office:value="0.185572265107782" calcext:value-type="float">
            <text:p>0.185572265107782</text:p>
          </table:table-cell>
          <table:table-cell table:formula="of:=IF([.F29]&gt;0;IF([.F29]&gt;1; 1; [.F29]^(1/(1-[.$C29])));0)" office:value-type="float" office:value="0.0014755392249112" calcext:value-type="float">
            <text:p>0.0014755392249112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31201" calcext:value-type="float">
            <text:p>0.00000000231201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" office:value-type="float" office:value="0.0113087477198471" calcext:value-type="float">
            <text:p>0.0113087477198471</text:p>
          </table:table-cell>
          <table:table-cell table:formula="of:=-[.$A30]^6+(1/4)*[.$A30]^5-3*[.$A30]^4+4*[.$A30]^3-3*[.$A30]^2+(5/6)*[.$A30]" office:value-type="float" office:value="-0.0387040000000002" calcext:value-type="float">
            <text:p>-0.0387040000000002</text:p>
          </table:table-cell>
          <table:table-cell table:formula="of:=[.D30]+[.E30]-0.00741342570942599" office:value-type="float" office:value="-0.034808677989579" calcext:value-type="float">
            <text:p>-0.034808677989579</text:p>
          </table:table-cell>
          <table:table-cell table:formula="of:=IF([.F30]&gt;0;IF([.F30]&gt;1; 1; [.F30]^(1/(1-[.$C30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8528" calcext:value-type="float">
            <text:p>0.0000000938528</text:p>
          </table:table-cell>
          <table:table-cell table:formula="of:=SQRT([.A31])" office:value-type="float" office:value="0.806225774829855" calcext:value-type="float">
            <text:p>0.806225774829855</text:p>
          </table:table-cell>
          <table:table-cell table:formula="of:=[.B31]^(1-[.$C31])" office:value-type="float" office:value="0.0434751819136267" calcext:value-type="float">
            <text:p>0.0434751819136267</text:p>
          </table:table-cell>
          <table:table-cell table:formula="of:=-[.$A31]^6+(1/4)*[.$A31]^5-3*[.$A31]^4+4*[.$A31]^3-3*[.$A31]^2+(5/6)*[.$A31]" office:value-type="float" office:value="-0.0584259270833334" calcext:value-type="float">
            <text:p>-0.0584259270833334</text:p>
          </table:table-cell>
          <table:table-cell table:formula="of:=[.D31]+[.E31]-0.00741342570942599" office:value-type="float" office:value="-0.0223641708791327" calcext:value-type="float">
            <text:p>-0.0223641708791327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214053" calcext:value-type="float">
            <text:p>0.00000214053</text:p>
          </table:table-cell>
          <table:table-cell table:formula="of:=SQRT([.A32])" office:value-type="float" office:value="0.806225774829855" calcext:value-type="float">
            <text:p>0.806225774829855</text:p>
          </table:table-cell>
          <table:table-cell table:formula="of:=[.B32]^(1-[.$C32])" office:value-type="float" office:value="0.079689510925635" calcext:value-type="float">
            <text:p>0.079689510925635</text:p>
          </table:table-cell>
          <table:table-cell table:formula="of:=-[.$A32]^6+(1/4)*[.$A32]^5-3*[.$A32]^4+4*[.$A32]^3-3*[.$A32]^2+(5/6)*[.$A32]" office:value-type="float" office:value="-0.0584259270833334" calcext:value-type="float">
            <text:p>-0.0584259270833334</text:p>
          </table:table-cell>
          <table:table-cell table:formula="of:=[.D32]+[.E32]-0.00741342570942599" office:value-type="float" office:value="0.0138501581328757" calcext:value-type="float">
            <text:p>0.0138501581328757</text:p>
          </table:table-cell>
          <table:table-cell table:formula="of:=IF([.F32]&gt;0;IF([.F32]&gt;1; 1; [.F32]^(1/(1-[.$C32])));0)" office:value-type="float" office:value="0.00000000025627575597" calcext:value-type="float">
            <text:p>2.56275755971015E-10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160837" calcext:value-type="float">
            <text:p>0.00000160837</text:p>
          </table:table-cell>
          <table:table-cell table:formula="of:=SQRT([.A33])" office:value-type="float" office:value="0.774596669241483" calcext:value-type="float">
            <text:p>0.774596669241483</text:p>
          </table:table-cell>
          <table:table-cell table:formula="of:=[.B33]^(1-[.$C33])" office:value-type="float" office:value="0.0494424632183072" calcext:value-type="float">
            <text:p>0.0494424632183072</text:p>
          </table:table-cell>
          <table:table-cell table:formula="of:=-[.$A33]^6+(1/4)*[.$A33]^5-3*[.$A33]^4+4*[.$A33]^3-3*[.$A33]^2+(5/6)*[.$A33]" office:value-type="float" office:value="-0.0387040000000002" calcext:value-type="float">
            <text:p>-0.0387040000000002</text:p>
          </table:table-cell>
          <table:table-cell table:formula="of:=[.D33]+[.E33]-0.00741342570942599" office:value-type="float" office:value="0.00332503750888104" calcext:value-type="float">
            <text:p>0.00332503750888104</text:p>
          </table:table-cell>
          <table:table-cell table:formula="of:=IF([.F33]&gt;0;IF([.F33]&gt;1; 1; [.F33]^(1/(1-[.$C33])));0)" office:value-type="float" office:value="0.00000000001012677182" calcext:value-type="float">
            <text:p>1.01267718249544E-11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3005" calcext:value-type="float">
            <text:p>0.0000630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" office:value-type="float" office:value="0.0821564908742457" calcext:value-type="float">
            <text:p>0.0821564908742457</text:p>
          </table:table-cell>
          <table:table-cell table:formula="of:=-[.$A34]^6+(1/4)*[.$A34]^5-3*[.$A34]^4+4*[.$A34]^3-3*[.$A34]^2+(5/6)*[.$A34]" office:value-type="float" office:value="-0.0179226666666667" calcext:value-type="float">
            <text:p>-0.0179226666666667</text:p>
          </table:table-cell>
          <table:table-cell table:formula="of:=[.D34]+[.E34]-0.00741342570942599" office:value-type="float" office:value="0.056820398498153" calcext:value-type="float">
            <text:p>0.056820398498153</text:p>
          </table:table-cell>
          <table:table-cell table:formula="of:=IF([.F34]&gt;0;IF([.F34]&gt;1; 1; [.F34]^(1/(1-[.$C34])));0)" office:value-type="float" office:value="0.0000151216726276488" calcext:value-type="float">
            <text:p>1.51216726276488E-05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7236" calcext:value-type="float">
            <text:p>0.000027236</text:p>
          </table:table-cell>
          <table:table-cell table:formula="of:=SQRT([.A35])" office:value-type="float" office:value="0.741619848709566" calcext:value-type="float">
            <text:p>0.741619848709566</text:p>
          </table:table-cell>
          <table:table-cell table:formula="of:=[.B35]^(1-[.$C35])" office:value-type="float" office:value="0.0661502731491056" calcext:value-type="float">
            <text:p>0.0661502731491056</text:p>
          </table:table-cell>
          <table:table-cell table:formula="of:=-[.$A35]^6+(1/4)*[.$A35]^5-3*[.$A35]^4+4*[.$A35]^3-3*[.$A35]^2+(5/6)*[.$A35]" office:value-type="float" office:value="-0.0179226666666667" calcext:value-type="float">
            <text:p>-0.0179226666666667</text:p>
          </table:table-cell>
          <table:table-cell table:formula="of:=[.D35]+[.E35]-0.00741342570942599" office:value-type="float" office:value="0.0408141807730129" calcext:value-type="float">
            <text:p>0.0408141807730129</text:p>
          </table:table-cell>
          <table:table-cell table:formula="of:=IF([.F35]&gt;0;IF([.F35]&gt;1; 1; [.F35]^(1/(1-[.$C35])));0)" office:value-type="float" office:value="0.00000420212445316145" calcext:value-type="float">
            <text:p>4.20212445316145E-06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20837" calcext:value-type="float">
            <text:p>0.000000120837</text:p>
          </table:table-cell>
          <table:table-cell table:formula="of:=SQRT([.A36])" office:value-type="float" office:value="0.806225774829855" calcext:value-type="float">
            <text:p>0.806225774829855</text:p>
          </table:table-cell>
          <table:table-cell table:formula="of:=[.B36]^(1-[.$C36])" office:value-type="float" office:value="0.0456571346374171" calcext:value-type="float">
            <text:p>0.0456571346374171</text:p>
          </table:table-cell>
          <table:table-cell table:formula="of:=-[.$A36]^6+(1/4)*[.$A36]^5-3*[.$A36]^4+4*[.$A36]^3-3*[.$A36]^2+(5/6)*[.$A36]" office:value-type="float" office:value="-0.0584259270833334" calcext:value-type="float">
            <text:p>-0.0584259270833334</text:p>
          </table:table-cell>
          <table:table-cell table:formula="of:=[.D36]+[.E36]-0.00741342570942599" office:value-type="float" office:value="-0.0201822181553422" calcext:value-type="float">
            <text:p>-0.0201822181553422</text:p>
          </table:table-cell>
          <table:table-cell table:formula="of:=IF([.F36]&gt;0;IF([.F36]&gt;1; 1; [.F36]^(1/(1-[.$C36])));0)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94272" calcext:value-type="float">
            <text:p>0.00000794272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102741403387015" calcext:value-type="float">
            <text:p>0.102741403387015</text:p>
          </table:table-cell>
          <table:table-cell table:formula="of:=-[.$A37]^6+(1/4)*[.$A37]^5-3*[.$A37]^4+4*[.$A37]^3-3*[.$A37]^2+(5/6)*[.$A37]" office:value-type="float" office:value="-0.0584259270833334" calcext:value-type="float">
            <text:p>-0.0584259270833334</text:p>
          </table:table-cell>
          <table:table-cell table:formula="of:=[.D37]+[.E37]-0.00741342570942599" office:value-type="float" office:value="0.0369020505942553" calcext:value-type="float">
            <text:p>0.0369020505942553</text:p>
          </table:table-cell>
          <table:table-cell table:formula="of:=IF([.F37]&gt;0;IF([.F37]&gt;1; 1; [.F37]^(1/(1-[.$C37])));0)" office:value-type="float" office:value="0.00000004027691752222" calcext:value-type="float">
            <text:p>4.02769175222189E-08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72895" calcext:value-type="float">
            <text:p>0.0272895</text:p>
          </table:table-cell>
          <table:table-cell table:formula="of:=SQRT([.A38])" office:value-type="float" office:value="0.651920240520265" calcext:value-type="float">
            <text:p>0.651920240520265</text:p>
          </table:table-cell>
          <table:table-cell table:formula="of:=[.B38]^(1-[.$C38])" office:value-type="float" office:value="0.285497110519293" calcext:value-type="float">
            <text:p>0.285497110519293</text:p>
          </table:table-cell>
          <table:table-cell table:formula="of:=-[.$A38]^6+(1/4)*[.$A38]^5-3*[.$A38]^4+4*[.$A38]^3-3*[.$A38]^2+(5/6)*[.$A38]" office:value-type="float" office:value="0.0308374037272137" calcext:value-type="float">
            <text:p>0.0308374037272137</text:p>
          </table:table-cell>
          <table:table-cell table:formula="of:=[.D38]+[.E38]-0.00741342570942599" office:value-type="float" office:value="0.308921088537081" calcext:value-type="float">
            <text:p>0.308921088537081</text:p>
          </table:table-cell>
          <table:table-cell table:formula="of:=IF([.F38]&gt;0;IF([.F38]&gt;1; 1; [.F38]^(1/(1-[.$C38])));0)" office:value-type="float" office:value="0.0342279282999131" calcext:value-type="float">
            <text:p>0.0342279282999131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320898" calcext:value-type="float">
            <text:p>0.00000320898</text:p>
          </table:table-cell>
          <table:table-cell table:formula="of:=SQRT([.A39])" office:value-type="float" office:value="0.741619848709566" calcext:value-type="float">
            <text:p>0.741619848709566</text:p>
          </table:table-cell>
          <table:table-cell table:formula="of:=[.B39]^(1-[.$C39])" office:value-type="float" office:value="0.0380674930397842" calcext:value-type="float">
            <text:p>0.0380674930397842</text:p>
          </table:table-cell>
          <table:table-cell table:formula="of:=-[.$A39]^6+(1/4)*[.$A39]^5-3*[.$A39]^4+4*[.$A39]^3-3*[.$A39]^2+(5/6)*[.$A39]" office:value-type="float" office:value="-0.0179226666666667" calcext:value-type="float">
            <text:p>-0.0179226666666667</text:p>
          </table:table-cell>
          <table:table-cell table:formula="of:=[.D39]+[.E39]-0.00741342570942599" office:value-type="float" office:value="0.0127314006636915" calcext:value-type="float">
            <text:p>0.0127314006636915</text:p>
          </table:table-cell>
          <table:table-cell table:formula="of:=IF([.F39]&gt;0;IF([.F39]&gt;1; 1; [.F39]^(1/(1-[.$C39])));0)" office:value-type="float" office:value="0.00000004627709726104" calcext:value-type="float">
            <text:p>4.62770972610404E-08</text:p>
          </table:table-cell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913179" calcext:value-type="float">
            <text:p>0.00913179</text:p>
          </table:table-cell>
          <table:table-cell table:formula="of:=SQRT([.A40])" office:value-type="float" office:value="0.790569415042095" calcext:value-type="float">
            <text:p>0.790569415042095</text:p>
          </table:table-cell>
          <table:table-cell table:formula="of:=[.B40]^(1-[.$C40])" office:value-type="float" office:value="0.374005537536198" calcext:value-type="float">
            <text:p>0.374005537536198</text:p>
          </table:table-cell>
          <table:table-cell table:formula="of:=-[.$A40]^6+(1/4)*[.$A40]^5-3*[.$A40]^4+4*[.$A40]^3-3*[.$A40]^2+(5/6)*[.$A40]" office:value-type="float" office:value="-0.0487963358561198" calcext:value-type="float">
            <text:p>-0.0487963358561198</text:p>
          </table:table-cell>
          <table:table-cell table:formula="of:=[.D40]+[.E40]-0.00741342570942599" office:value-type="float" office:value="0.317795775970653" calcext:value-type="float">
            <text:p>0.317795775970653</text:p>
          </table:table-cell>
          <table:table-cell table:formula="of:=IF([.F40]&gt;0;IF([.F40]&gt;1; 1; [.F40]^(1/(1-[.$C40])));0)" office:value-type="float" office:value="0.0041959573957915" calcext:value-type="float">
            <text:p>0.0041959573957915</text:p>
          </table:table-cell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16464" calcext:value-type="float">
            <text:p>1.16464E-10</text:p>
          </table:table-cell>
          <table:table-cell table:formula="of:=SQRT([.A41])" office:value-type="float" office:value="0.866025403784439" calcext:value-type="float">
            <text:p>0.866025403784439</text:p>
          </table:table-cell>
          <table:table-cell table:formula="of:=[.B41]^(1-[.$C41])" office:value-type="float" office:value="0.0466790538246148" calcext:value-type="float">
            <text:p>0.0466790538246148</text:p>
          </table:table-cell>
          <table:table-cell table:formula="of:=-[.$A41]^6+(1/4)*[.$A41]^5-3*[.$A41]^4+4*[.$A41]^3-3*[.$A41]^2+(5/6)*[.$A41]" office:value-type="float" office:value="-0.0869140625" calcext:value-type="float">
            <text:p>-0.0869140625</text:p>
          </table:table-cell>
          <table:table-cell table:formula="of:=[.D41]+[.E41]-0.00741342570942599" office:value-type="float" office:value="-0.0476484343848112" calcext:value-type="float">
            <text:p>-0.0476484343848112</text:p>
          </table:table-cell>
          <table:table-cell table:formula="of:=IF([.F41]&gt;0;IF([.F41]&gt;1; 1; [.F41]^(1/(1-[.$C4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6755" calcext:value-type="float">
            <text:p>0.0000216755</text:p>
          </table:table-cell>
          <table:table-cell table:formula="of:=SQRT([.A42])" office:value-type="float" office:value="0.821583836257749" calcext:value-type="float">
            <text:p>0.821583836257749</text:p>
          </table:table-cell>
          <table:table-cell table:formula="of:=[.B42]^(1-[.$C42])" office:value-type="float" office:value="0.147184305718236" calcext:value-type="float">
            <text:p>0.147184305718236</text:p>
          </table:table-cell>
          <table:table-cell table:formula="of:=-[.$A42]^6+(1/4)*[.$A42]^5-3*[.$A42]^4+4*[.$A42]^3-3*[.$A42]^2+(5/6)*[.$A42]" office:value-type="float" office:value="-0.0673533303222658" calcext:value-type="float">
            <text:p>-0.0673533303222658</text:p>
          </table:table-cell>
          <table:table-cell table:formula="of:=[.D42]+[.E42]-0.00741342570942599" office:value-type="float" office:value="0.0724175496865442" calcext:value-type="float">
            <text:p>0.0724175496865442</text:p>
          </table:table-cell>
          <table:table-cell table:formula="of:=IF([.F42]&gt;0;IF([.F42]&gt;1; 1; [.F42]^(1/(1-[.$C42])));0)" office:value-type="float" office:value="0.00000040697623913255" calcext:value-type="float">
            <text:p>4.06976239132554E-07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8688" calcext:value-type="float">
            <text:p>0.018688</text:p>
          </table:table-cell>
          <table:table-cell table:formula="of:=SQRT([.A43])" office:value-type="float" office:value="0.670820393249937" calcext:value-type="float">
            <text:p>0.670820393249937</text:p>
          </table:table-cell>
          <table:table-cell table:formula="of:=[.B43]^(1-[.$C43])" office:value-type="float" office:value="0.269794896736446" calcext:value-type="float">
            <text:p>0.269794896736446</text:p>
          </table:table-cell>
          <table:table-cell table:formula="of:=-[.$A43]^6+(1/4)*[.$A43]^5-3*[.$A43]^4+4*[.$A43]^3-3*[.$A43]^2+(5/6)*[.$A43]" office:value-type="float" office:value="0.02189821875" calcext:value-type="float">
            <text:p>0.02189821875</text:p>
          </table:table-cell>
          <table:table-cell table:formula="of:=[.D43]+[.E43]-0.00741342570942599" office:value-type="float" office:value="0.28427968977702" calcext:value-type="float">
            <text:p>0.28427968977702</text:p>
          </table:table-cell>
          <table:table-cell table:formula="of:=IF([.F43]&gt;0;IF([.F43]&gt;1; 1; [.F43]^(1/(1-[.$C43])));0)" office:value-type="float" office:value="0.0219057892317601" calcext:value-type="float">
            <text:p>0.021905789231760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15321" calcext:value-type="float">
            <text:p>0.000415321</text:p>
          </table:table-cell>
          <table:table-cell table:formula="of:=SQRT([.A44])" office:value-type="float" office:value="0.741619848709566" calcext:value-type="float">
            <text:p>0.741619848709566</text:p>
          </table:table-cell>
          <table:table-cell table:formula="of:=[.B44]^(1-[.$C44])" office:value-type="float" office:value="0.133738829586176" calcext:value-type="float">
            <text:p>0.133738829586176</text:p>
          </table:table-cell>
          <table:table-cell table:formula="of:=-[.$A44]^6+(1/4)*[.$A44]^5-3*[.$A44]^4+4*[.$A44]^3-3*[.$A44]^2+(5/6)*[.$A44]" office:value-type="float" office:value="-0.0179226666666667" calcext:value-type="float">
            <text:p>-0.0179226666666667</text:p>
          </table:table-cell>
          <table:table-cell table:formula="of:=[.D44]+[.E44]-0.00741342570942599" office:value-type="float" office:value="0.108402737210083" calcext:value-type="float">
            <text:p>0.108402737210083</text:p>
          </table:table-cell>
          <table:table-cell table:formula="of:=IF([.F44]&gt;0;IF([.F44]&gt;1; 1; [.F44]^(1/(1-[.$C44])));0)" office:value-type="float" office:value="0.000184225084028708" calcext:value-type="float">
            <text:p>0.00018422508402870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49252" calcext:value-type="float">
            <text:p>0.000149252</text:p>
          </table:table-cell>
          <table:table-cell table:formula="of:=SQRT([.A45])" office:value-type="float" office:value="0.774596669241483" calcext:value-type="float">
            <text:p>0.774596669241483</text:p>
          </table:table-cell>
          <table:table-cell table:formula="of:=[.B45]^(1-[.$C45])" office:value-type="float" office:value="0.137274180644402" calcext:value-type="float">
            <text:p>0.137274180644402</text:p>
          </table:table-cell>
          <table:table-cell table:formula="of:=-[.$A45]^6+(1/4)*[.$A45]^5-3*[.$A45]^4+4*[.$A45]^3-3*[.$A45]^2+(5/6)*[.$A45]" office:value-type="float" office:value="-0.0387040000000002" calcext:value-type="float">
            <text:p>-0.0387040000000002</text:p>
          </table:table-cell>
          <table:table-cell table:formula="of:=[.D45]+[.E45]-0.00741342570942599" office:value-type="float" office:value="0.0911567549349755" calcext:value-type="float">
            <text:p>0.0911567549349755</text:p>
          </table:table-cell>
          <table:table-cell table:formula="of:=IF([.F45]&gt;0;IF([.F45]&gt;1; 1; [.F45]^(1/(1-[.$C45])));0)" office:value-type="float" office:value="0.0000242723554484597" calcext:value-type="float">
            <text:p>2.42723554484597E-0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53886" calcext:value-type="float">
            <text:p>0.000553886</text:p>
          </table:table-cell>
          <table:table-cell table:formula="of:=SQRT([.A46])" office:value-type="float" office:value="0.689202437604511" calcext:value-type="float">
            <text:p>0.689202437604511</text:p>
          </table:table-cell>
          <table:table-cell table:formula="of:=[.B46]^(1-[.$C46])" office:value-type="float" office:value="0.097244040352217" calcext:value-type="float">
            <text:p>0.097244040352217</text:p>
          </table:table-cell>
          <table:table-cell table:formula="of:=-[.$A46]^6+(1/4)*[.$A46]^5-3*[.$A46]^4+4*[.$A46]^3-3*[.$A46]^2+(5/6)*[.$A46]" office:value-type="float" office:value="0.0124568858235677" calcext:value-type="float">
            <text:p>0.0124568858235677</text:p>
          </table:table-cell>
          <table:table-cell table:formula="of:=[.D46]+[.E46]-0.00741342570942599" office:value-type="float" office:value="0.102287500466359" calcext:value-type="float">
            <text:p>0.102287500466359</text:p>
          </table:table-cell>
          <table:table-cell table:formula="of:=IF([.F46]&gt;0;IF([.F46]&gt;1; 1; [.F46]^(1/(1-[.$C46])));0)" office:value-type="float" office:value="0.00065174233695597" calcext:value-type="float">
            <text:p>0.0006517423369559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449118" calcext:value-type="float">
            <text:p>0.00000449118</text:p>
          </table:table-cell>
          <table:table-cell table:formula="of:=SQRT([.A47])" office:value-type="float" office:value="0.724568837309472" calcext:value-type="float">
            <text:p>0.724568837309472</text:p>
          </table:table-cell>
          <table:table-cell table:formula="of:=[.B47]^(1-[.$C47])" office:value-type="float" office:value="0.0336583966584733" calcext:value-type="float">
            <text:p>0.0336583966584733</text:p>
          </table:table-cell>
          <table:table-cell table:formula="of:=-[.$A47]^6+(1/4)*[.$A47]^5-3*[.$A47]^4+4*[.$A47]^3-3*[.$A47]^2+(5/6)*[.$A47]" office:value-type="float" office:value="-0.00755997778320305" calcext:value-type="float">
            <text:p>-0.00755997778320305</text:p>
          </table:table-cell>
          <table:table-cell table:formula="of:=[.D47]+[.E47]-0.00741342570942599" office:value-type="float" office:value="0.0186849931658443" calcext:value-type="float">
            <text:p>0.0186849931658443</text:p>
          </table:table-cell>
          <table:table-cell table:formula="of:=IF([.F47]&gt;0;IF([.F47]&gt;1; 1; [.F47]^(1/(1-[.$C47])));0)" office:value-type="float" office:value="0.00000053010163947845" calcext:value-type="float">
            <text:p>5.30101639478449E-07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9797" calcext:value-type="float">
            <text:p>0.099797</text:p>
          </table:table-cell>
          <table:table-cell table:formula="of:=SQRT([.A48])" office:value-type="float" office:value="0.570087712549569" calcext:value-type="float">
            <text:p>0.570087712549569</text:p>
          </table:table-cell>
          <table:table-cell table:formula="of:=[.B48]^(1-[.$C48])" office:value-type="float" office:value="0.371285773713971" calcext:value-type="float">
            <text:p>0.371285773713971</text:p>
          </table:table-cell>
          <table:table-cell table:formula="of:=-[.$A48]^6+(1/4)*[.$A48]^5-3*[.$A48]^4+4*[.$A48]^3-3*[.$A48]^2+(5/6)*[.$A48]" office:value-type="float" office:value="0.0598858086751302" calcext:value-type="float">
            <text:p>0.0598858086751302</text:p>
          </table:table-cell>
          <table:table-cell table:formula="of:=[.D48]+[.E48]-0.00741342570942599" office:value-type="float" office:value="0.423758156679675" calcext:value-type="float">
            <text:p>0.423758156679675</text:p>
          </table:table-cell>
          <table:table-cell table:formula="of:=IF([.F48]&gt;0;IF([.F48]&gt;1; 1; [.F48]^(1/(1-[.$C48])));0)" office:value-type="float" office:value="0.135723734064449" calcext:value-type="float">
            <text:p>0.135723734064449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4967" calcext:value-type="float">
            <text:p>0.000004967</text:p>
          </table:table-cell>
          <table:table-cell table:formula="of:=SQRT([.A49])" office:value-type="float" office:value="0.758287544405155" calcext:value-type="float">
            <text:p>0.758287544405155</text:p>
          </table:table-cell>
          <table:table-cell table:formula="of:=[.B49]^(1-[.$C49])" office:value-type="float" office:value="0.0522372006227657" calcext:value-type="float">
            <text:p>0.0522372006227657</text:p>
          </table:table-cell>
          <table:table-cell table:formula="of:=-[.$A49]^6+(1/4)*[.$A49]^5-3*[.$A49]^4+4*[.$A49]^3-3*[.$A49]^2+(5/6)*[.$A49]" office:value-type="float" office:value="-0.0283542027180989" calcext:value-type="float">
            <text:p>-0.0283542027180989</text:p>
          </table:table-cell>
          <table:table-cell table:formula="of:=[.D49]+[.E49]-0.00741342570942599" office:value-type="float" office:value="0.0164695721952409" calcext:value-type="float">
            <text:p>0.0164695721952409</text:p>
          </table:table-cell>
          <table:table-cell table:formula="of:=IF([.F49]&gt;0;IF([.F49]&gt;1; 1; [.F49]^(1/(1-[.$C49])));0)" office:value-type="float" office:value="0.00000004189404664786" calcext:value-type="float">
            <text:p>4.18940466478645E-08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792716" calcext:value-type="float">
            <text:p>0.000792716</text:p>
          </table:table-cell>
          <table:table-cell table:formula="of:=SQRT([.A50])" office:value-type="float" office:value="0.790569415042095" calcext:value-type="float">
            <text:p>0.790569415042095</text:p>
          </table:table-cell>
          <table:table-cell table:formula="of:=[.B50]^(1-[.$C50])" office:value-type="float" office:value="0.224171496015689" calcext:value-type="float">
            <text:p>0.224171496015689</text:p>
          </table:table-cell>
          <table:table-cell table:formula="of:=-[.$A50]^6+(1/4)*[.$A50]^5-3*[.$A50]^4+4*[.$A50]^3-3*[.$A50]^2+(5/6)*[.$A50]" office:value-type="float" office:value="-0.0487963358561198" calcext:value-type="float">
            <text:p>-0.0487963358561198</text:p>
          </table:table-cell>
          <table:table-cell table:formula="of:=[.D50]+[.E50]-0.00741342570942599" office:value-type="float" office:value="0.167961734450143" calcext:value-type="float">
            <text:p>0.167961734450143</text:p>
          </table:table-cell>
          <table:table-cell table:formula="of:=IF([.F50]&gt;0;IF([.F50]&gt;1; 1; [.F50]^(1/(1-[.$C50])));0)" office:value-type="float" office:value="0.000199753440884115" calcext:value-type="float">
            <text:p>0.00019975344088411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0399" calcext:value-type="float">
            <text:p>0.00710399</text:p>
          </table:table-cell>
          <table:table-cell table:formula="of:=SQRT([.A51])" office:value-type="float" office:value="0.651920240520265" calcext:value-type="float">
            <text:p>0.651920240520265</text:p>
          </table:table-cell>
          <table:table-cell table:formula="of:=[.B51]^(1-[.$C51])" office:value-type="float" office:value="0.178711068632795" calcext:value-type="float">
            <text:p>0.178711068632795</text:p>
          </table:table-cell>
          <table:table-cell table:formula="of:=-[.$A51]^6+(1/4)*[.$A51]^5-3*[.$A51]^4+4*[.$A51]^3-3*[.$A51]^2+(5/6)*[.$A51]" office:value-type="float" office:value="0.0308374037272137" calcext:value-type="float">
            <text:p>0.0308374037272137</text:p>
          </table:table-cell>
          <table:table-cell table:formula="of:=[.D51]+[.E51]-0.00741342570942599" office:value-type="float" office:value="0.202135046650582" calcext:value-type="float">
            <text:p>0.202135046650582</text:p>
          </table:table-cell>
          <table:table-cell table:formula="of:=IF([.F51]&gt;0;IF([.F51]&gt;1; 1; [.F51]^(1/(1-[.$C51])));0)" office:value-type="float" office:value="0.0101198598489907" calcext:value-type="float">
            <text:p>0.0101198598489907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267443" calcext:value-type="float">
            <text:p>0.0000000267443</text:p>
          </table:table-cell>
          <table:table-cell table:formula="of:=SQRT([.A52])" office:value-type="float" office:value="0.866025403784439" calcext:value-type="float">
            <text:p>0.866025403784439</text:p>
          </table:table-cell>
          <table:table-cell table:formula="of:=[.B52]^(1-[.$C52])" office:value-type="float" office:value="0.0967033151131605" calcext:value-type="float">
            <text:p>0.0967033151131605</text:p>
          </table:table-cell>
          <table:table-cell table:formula="of:=-[.$A52]^6+(1/4)*[.$A52]^5-3*[.$A52]^4+4*[.$A52]^3-3*[.$A52]^2+(5/6)*[.$A52]" office:value-type="float" office:value="-0.0869140625" calcext:value-type="float">
            <text:p>-0.0869140625</text:p>
          </table:table-cell>
          <table:table-cell table:formula="of:=[.D52]+[.E52]-0.00741342570942599" office:value-type="float" office:value="0.00237582690373454" calcext:value-type="float">
            <text:p>0.00237582690373454</text:p>
          </table:table-cell>
          <table:table-cell table:formula="of:=IF([.F52]&gt;0;IF([.F52]&gt;1; 1; [.F52]^(1/(1-[.$C52])));0)" office:value-type="float" office:value="2.58711050863077E-020" calcext:value-type="float">
            <text:p>2.58711050863077E-2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694727" calcext:value-type="float">
            <text:p>6.94727E-10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" office:value-type="float" office:value="0.0319228877485168" calcext:value-type="float">
            <text:p>0.0319228877485168</text:p>
          </table:table-cell>
          <table:table-cell table:formula="of:=-[.$A53]^6+(1/4)*[.$A53]^5-3*[.$A53]^4+4*[.$A53]^3-3*[.$A53]^2+(5/6)*[.$A53]" office:value-type="float" office:value="-0.0753001666666666" calcext:value-type="float">
            <text:p>-0.0753001666666666</text:p>
          </table:table-cell>
          <table:table-cell table:formula="of:=[.D53]+[.E53]-0.00741342570942599" office:value-type="float" office:value="-0.0507907046275758" calcext:value-type="float">
            <text:p>-0.0507907046275758</text:p>
          </table:table-cell>
          <table:table-cell table:formula="of:=IF([.F53]&gt;0;IF([.F53]&gt;1; 1; [.F53]^(1/(1-[.$C5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19464" calcext:value-type="float">
            <text:p>0.000119464</text:p>
          </table:table-cell>
          <table:table-cell table:formula="of:=SQRT([.A54])" office:value-type="float" office:value="0.790569415042095" calcext:value-type="float">
            <text:p>0.790569415042095</text:p>
          </table:table-cell>
          <table:table-cell table:formula="of:=[.B54]^(1-[.$C54])" office:value-type="float" office:value="0.150818098577756" calcext:value-type="float">
            <text:p>0.150818098577756</text:p>
          </table:table-cell>
          <table:table-cell table:formula="of:=-[.$A54]^6+(1/4)*[.$A54]^5-3*[.$A54]^4+4*[.$A54]^3-3*[.$A54]^2+(5/6)*[.$A54]" office:value-type="float" office:value="-0.0487963358561198" calcext:value-type="float">
            <text:p>-0.0487963358561198</text:p>
          </table:table-cell>
          <table:table-cell table:formula="of:=[.D54]+[.E54]-0.00741342570942599" office:value-type="float" office:value="0.0946083370122103" calcext:value-type="float">
            <text:p>0.0946083370122103</text:p>
          </table:table-cell>
          <table:table-cell table:formula="of:=IF([.F54]&gt;0;IF([.F54]&gt;1; 1; [.F54]^(1/(1-[.$C54])));0)" office:value-type="float" office:value="0.0000128888663689017" calcext:value-type="float">
            <text:p>1.28888663689017E-0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443991" calcext:value-type="float">
            <text:p>0.0443991</text:p>
          </table:table-cell>
          <table:table-cell table:formula="of:=SQRT([.A55])" office:value-type="float" office:value="0.758287544405155" calcext:value-type="float">
            <text:p>0.758287544405155</text:p>
          </table:table-cell>
          <table:table-cell table:formula="of:=[.B55]^(1-[.$C55])" office:value-type="float" office:value="0.471035336228437" calcext:value-type="float">
            <text:p>0.471035336228437</text:p>
          </table:table-cell>
          <table:table-cell table:formula="of:=-[.$A55]^6+(1/4)*[.$A55]^5-3*[.$A55]^4+4*[.$A55]^3-3*[.$A55]^2+(5/6)*[.$A55]" office:value-type="float" office:value="-0.0283542027180989" calcext:value-type="float">
            <text:p>-0.0283542027180989</text:p>
          </table:table-cell>
          <table:table-cell table:formula="of:=[.D55]+[.E55]-0.00741342570942599" office:value-type="float" office:value="0.435267707800912" calcext:value-type="float">
            <text:p>0.435267707800912</text:p>
          </table:table-cell>
          <table:table-cell table:formula="of:=IF([.F55]&gt;0;IF([.F55]&gt;1; 1; [.F55]^(1/(1-[.$C55])));0)" office:value-type="float" office:value="0.0320244931603324" calcext:value-type="float">
            <text:p>0.032024493160332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105671" calcext:value-type="float">
            <text:p>0.0000000105671</text:p>
          </table:table-cell>
          <table:table-cell table:formula="of:=SQRT([.A56])" office:value-type="float" office:value="0.836660026534076" calcext:value-type="float">
            <text:p>0.836660026534076</text:p>
          </table:table-cell>
          <table:table-cell table:formula="of:=[.B56]^(1-[.$C56])" office:value-type="float" office:value="0.0497958505495189" calcext:value-type="float">
            <text:p>0.0497958505495189</text:p>
          </table:table-cell>
          <table:table-cell table:formula="of:=-[.$A56]^6+(1/4)*[.$A56]^5-3*[.$A56]^4+4*[.$A56]^3-3*[.$A56]^2+(5/6)*[.$A56]" office:value-type="float" office:value="-0.0753001666666666" calcext:value-type="float">
            <text:p>-0.0753001666666666</text:p>
          </table:table-cell>
          <table:table-cell table:formula="of:=[.D56]+[.E56]-0.00741342570942599" office:value-type="float" office:value="-0.0329177418265738" calcext:value-type="float">
            <text:p>-0.0329177418265738</text:p>
          </table:table-cell>
          <table:table-cell table:formula="of:=IF([.F56]&gt;0;IF([.F56]&gt;1; 1; [.F56]^(1/(1-[.$C5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3356" calcext:value-type="float">
            <text:p>0.000103356</text:p>
          </table:table-cell>
          <table:table-cell table:formula="of:=SQRT([.A57])" office:value-type="float" office:value="0.741619848709566" calcext:value-type="float">
            <text:p>0.741619848709566</text:p>
          </table:table-cell>
          <table:table-cell table:formula="of:=[.B57]^(1-[.$C57])" office:value-type="float" office:value="0.0933648606683802" calcext:value-type="float">
            <text:p>0.0933648606683802</text:p>
          </table:table-cell>
          <table:table-cell table:formula="of:=-[.$A57]^6+(1/4)*[.$A57]^5-3*[.$A57]^4+4*[.$A57]^3-3*[.$A57]^2+(5/6)*[.$A57]" office:value-type="float" office:value="-0.0179226666666667" calcext:value-type="float">
            <text:p>-0.0179226666666667</text:p>
          </table:table-cell>
          <table:table-cell table:formula="of:=[.D57]+[.E57]-0.00741342570942599" office:value-type="float" office:value="0.0680287682922875" calcext:value-type="float">
            <text:p>0.0680287682922875</text:p>
          </table:table-cell>
          <table:table-cell table:formula="of:=IF([.F57]&gt;0;IF([.F57]&gt;1; 1; [.F57]^(1/(1-[.$C57])));0)" office:value-type="float" office:value="0.0000303535508026111" calcext:value-type="float">
            <text:p>3.03535508026111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41261" calcext:value-type="float">
            <text:p>0.000000741261</text:p>
          </table:table-cell>
          <table:table-cell table:formula="of:=SQRT([.A58])" office:value-type="float" office:value="0.774596669241483" calcext:value-type="float">
            <text:p>0.774596669241483</text:p>
          </table:table-cell>
          <table:table-cell table:formula="of:=[.B58]^(1-[.$C58])" office:value-type="float" office:value="0.0415213131312805" calcext:value-type="float">
            <text:p>0.0415213131312805</text:p>
          </table:table-cell>
          <table:table-cell table:formula="of:=-[.$A58]^6+(1/4)*[.$A58]^5-3*[.$A58]^4+4*[.$A58]^3-3*[.$A58]^2+(5/6)*[.$A58]" office:value-type="float" office:value="-0.0387040000000002" calcext:value-type="float">
            <text:p>-0.0387040000000002</text:p>
          </table:table-cell>
          <table:table-cell table:formula="of:=[.D58]+[.E58]-0.00741342570942599" office:value-type="float" office:value="-0.0045961125781457" calcext:value-type="float">
            <text:p>-0.0045961125781457</text:p>
          </table:table-cell>
          <table:table-cell table:formula="of:=IF([.F58]&gt;0;IF([.F58]&gt;1; 1; [.F58]^(1/(1-[.$C5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163" calcext:value-type="float">
            <text:p>0.000040163</text:p>
          </table:table-cell>
          <table:table-cell table:formula="of:=SQRT([.A59])" office:value-type="float" office:value="0.774596669241483" calcext:value-type="float">
            <text:p>0.774596669241483</text:p>
          </table:table-cell>
          <table:table-cell table:formula="of:=[.B59]^(1-[.$C59])" office:value-type="float" office:value="0.102114583555692" calcext:value-type="float">
            <text:p>0.102114583555692</text:p>
          </table:table-cell>
          <table:table-cell table:formula="of:=-[.$A59]^6+(1/4)*[.$A59]^5-3*[.$A59]^4+4*[.$A59]^3-3*[.$A59]^2+(5/6)*[.$A59]" office:value-type="float" office:value="-0.0387040000000002" calcext:value-type="float">
            <text:p>-0.0387040000000002</text:p>
          </table:table-cell>
          <table:table-cell table:formula="of:=[.D59]+[.E59]-0.00741342570942599" office:value-type="float" office:value="0.0559971578462657" calcext:value-type="float">
            <text:p>0.0559971578462657</text:p>
          </table:table-cell>
          <table:table-cell table:formula="of:=IF([.F59]&gt;0;IF([.F59]&gt;1; 1; [.F59]^(1/(1-[.$C59])));0)" office:value-type="float" office:value="0.00000279414420066889" calcext:value-type="float">
            <text:p>2.79414420066889E-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85575" calcext:value-type="float">
            <text:p>0.000000185575</text:p>
          </table:table-cell>
          <table:table-cell table:formula="of:=SQRT([.A60])" office:value-type="float" office:value="0.707106781186548" calcext:value-type="float">
            <text:p>0.707106781186548</text:p>
          </table:table-cell>
          <table:table-cell table:formula="of:=[.B60]^(1-[.$C60])" office:value-type="float" office:value="0.010675666541179" calcext:value-type="float">
            <text:p>0.010675666541179</text:p>
          </table:table-cell>
          <table:table-cell table:formula="of:=-[.$A60]^6+(1/4)*[.$A60]^5-3*[.$A60]^4+4*[.$A60]^3-3*[.$A60]^2+(5/6)*[.$A60]" office:value-type="float" office:value="0.00260416666666669" calcext:value-type="float">
            <text:p>0.00260416666666669</text:p>
          </table:table-cell>
          <table:table-cell table:formula="of:=[.D60]+[.E60]-0.00741342570942599" office:value-type="float" office:value="0.00586640749841973" calcext:value-type="float">
            <text:p>0.00586640749841973</text:p>
          </table:table-cell>
          <table:table-cell table:formula="of:=IF([.F60]&gt;0;IF([.F60]&gt;1; 1; [.F60]^(1/(1-[.$C60])));0)" office:value-type="float" office:value="0.00000002402958063789" calcext:value-type="float">
            <text:p>2.40295806378949E-08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67264" calcext:value-type="float">
            <text:p>0.0367264</text:p>
          </table:table-cell>
          <table:table-cell table:formula="of:=SQRT([.A61])" office:value-type="float" office:value="0.651920240520265" calcext:value-type="float">
            <text:p>0.651920240520265</text:p>
          </table:table-cell>
          <table:table-cell table:formula="of:=[.B61]^(1-[.$C61])" office:value-type="float" office:value="0.316590597634835" calcext:value-type="float">
            <text:p>0.316590597634835</text:p>
          </table:table-cell>
          <table:table-cell table:formula="of:=-[.$A61]^6+(1/4)*[.$A61]^5-3*[.$A61]^4+4*[.$A61]^3-3*[.$A61]^2+(5/6)*[.$A61]" office:value-type="float" office:value="0.0308374037272137" calcext:value-type="float">
            <text:p>0.0308374037272137</text:p>
          </table:table-cell>
          <table:table-cell table:formula="of:=[.D61]+[.E61]-0.00741342570942599" office:value-type="float" office:value="0.340014575652623" calcext:value-type="float">
            <text:p>0.340014575652623</text:p>
          </table:table-cell>
          <table:table-cell table:formula="of:=IF([.F61]&gt;0;IF([.F61]&gt;1; 1; [.F61]^(1/(1-[.$C61])));0)" office:value-type="float" office:value="0.0450855149493099" calcext:value-type="float">
            <text:p>0.0450855149493099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00518" calcext:value-type="float">
            <text:p>0.00300518</text:p>
          </table:table-cell>
          <table:table-cell table:formula="of:=SQRT([.A62])" office:value-type="float" office:value="0.774596669241483" calcext:value-type="float">
            <text:p>0.774596669241483</text:p>
          </table:table-cell>
          <table:table-cell table:formula="of:=[.B62]^(1-[.$C62])" office:value-type="float" office:value="0.270086954515332" calcext:value-type="float">
            <text:p>0.270086954515332</text:p>
          </table:table-cell>
          <table:table-cell table:formula="of:=-[.$A62]^6+(1/4)*[.$A62]^5-3*[.$A62]^4+4*[.$A62]^3-3*[.$A62]^2+(5/6)*[.$A62]" office:value-type="float" office:value="-0.0387040000000002" calcext:value-type="float">
            <text:p>-0.0387040000000002</text:p>
          </table:table-cell>
          <table:table-cell table:formula="of:=[.D62]+[.E62]-0.00741342570942599" office:value-type="float" office:value="0.223969528805906" calcext:value-type="float">
            <text:p>0.223969528805906</text:p>
          </table:table-cell>
          <table:table-cell table:formula="of:=IF([.F62]&gt;0;IF([.F62]&gt;1; 1; [.F62]^(1/(1-[.$C62])));0)" office:value-type="float" office:value="0.00130953957291486" calcext:value-type="float">
            <text:p>0.0013095395729148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109316" calcext:value-type="float">
            <text:p>0.000109316</text:p>
          </table:table-cell>
          <table:table-cell table:formula="of:=SQRT([.A63])" office:value-type="float" office:value="0.741619848709566" calcext:value-type="float">
            <text:p>0.741619848709566</text:p>
          </table:table-cell>
          <table:table-cell table:formula="of:=[.B63]^(1-[.$C63])" office:value-type="float" office:value="0.0947271570272388" calcext:value-type="float">
            <text:p>0.0947271570272388</text:p>
          </table:table-cell>
          <table:table-cell table:formula="of:=-[.$A63]^6+(1/4)*[.$A63]^5-3*[.$A63]^4+4*[.$A63]^3-3*[.$A63]^2+(5/6)*[.$A63]" office:value-type="float" office:value="-0.0179226666666667" calcext:value-type="float">
            <text:p>-0.0179226666666667</text:p>
          </table:table-cell>
          <table:table-cell table:formula="of:=[.D63]+[.E63]-0.00741342570942599" office:value-type="float" office:value="0.0693910646511461" calcext:value-type="float">
            <text:p>0.0693910646511461</text:p>
          </table:table-cell>
          <table:table-cell table:formula="of:=IF([.F63]&gt;0;IF([.F63]&gt;1; 1; [.F63]^(1/(1-[.$C63])));0)" office:value-type="float" office:value="0.0000327745053276214" calcext:value-type="float">
            <text:p>3.27745053276214E-05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1218" calcext:value-type="float">
            <text:p>0.00151218</text:p>
          </table:table-cell>
          <table:table-cell table:formula="of:=SQRT([.A64])" office:value-type="float" office:value="0.670820393249937" calcext:value-type="float">
            <text:p>0.670820393249937</text:p>
          </table:table-cell>
          <table:table-cell table:formula="of:=[.B64]^(1-[.$C64])" office:value-type="float" office:value="0.117918782339089" calcext:value-type="float">
            <text:p>0.117918782339089</text:p>
          </table:table-cell>
          <table:table-cell table:formula="of:=-[.$A64]^6+(1/4)*[.$A64]^5-3*[.$A64]^4+4*[.$A64]^3-3*[.$A64]^2+(5/6)*[.$A64]" office:value-type="float" office:value="0.02189821875" calcext:value-type="float">
            <text:p>0.02189821875</text:p>
          </table:table-cell>
          <table:table-cell table:formula="of:=[.D64]+[.E64]-0.00741342570942599" office:value-type="float" office:value="0.132403575379663" calcext:value-type="float">
            <text:p>0.132403575379663</text:p>
          </table:table-cell>
          <table:table-cell table:formula="of:=IF([.F64]&gt;0;IF([.F64]&gt;1; 1; [.F64]^(1/(1-[.$C64])));0)" office:value-type="float" office:value="0.00215009883224233" calcext:value-type="float">
            <text:p>0.0021500988322423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885471" calcext:value-type="float">
            <text:p>0.0000885471</text:p>
          </table:table-cell>
          <table:table-cell table:formula="of:=SQRT([.A65])" office:value-type="float" office:value="0.741619848709566" calcext:value-type="float">
            <text:p>0.741619848709566</text:p>
          </table:table-cell>
          <table:table-cell table:formula="of:=[.B65]^(1-[.$C65])" office:value-type="float" office:value="0.0897078180216714" calcext:value-type="float">
            <text:p>0.0897078180216714</text:p>
          </table:table-cell>
          <table:table-cell table:formula="of:=-[.$A65]^6+(1/4)*[.$A65]^5-3*[.$A65]^4+4*[.$A65]^3-3*[.$A65]^2+(5/6)*[.$A65]" office:value-type="float" office:value="-0.0179226666666667" calcext:value-type="float">
            <text:p>-0.0179226666666667</text:p>
          </table:table-cell>
          <table:table-cell table:formula="of:=[.D65]+[.E65]-0.00741342570942599" office:value-type="float" office:value="0.0643717256455787" calcext:value-type="float">
            <text:p>0.0643717256455787</text:p>
          </table:table-cell>
          <table:table-cell table:formula="of:=IF([.F65]&gt;0;IF([.F65]&gt;1; 1; [.F65]^(1/(1-[.$C65])));0)" office:value-type="float" office:value="0.0000245094155978414" calcext:value-type="float">
            <text:p>2.45094155978414E-0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317991" calcext:value-type="float">
            <text:p>0.0000317991</text:p>
          </table:table-cell>
          <table:table-cell table:formula="of:=SQRT([.A66])" office:value-type="float" office:value="0.806225774829855" calcext:value-type="float">
            <text:p>0.806225774829855</text:p>
          </table:table-cell>
          <table:table-cell table:formula="of:=[.B66]^(1-[.$C66])" office:value-type="float" office:value="0.134426198826135" calcext:value-type="float">
            <text:p>0.134426198826135</text:p>
          </table:table-cell>
          <table:table-cell table:formula="of:=-[.$A66]^6+(1/4)*[.$A66]^5-3*[.$A66]^4+4*[.$A66]^3-3*[.$A66]^2+(5/6)*[.$A66]" office:value-type="float" office:value="-0.0584259270833334" calcext:value-type="float">
            <text:p>-0.0584259270833334</text:p>
          </table:table-cell>
          <table:table-cell table:formula="of:=[.D66]+[.E66]-0.00741342570942599" office:value-type="float" office:value="0.068586846033376" calcext:value-type="float">
            <text:p>0.068586846033376</text:p>
          </table:table-cell>
          <table:table-cell table:formula="of:=IF([.F66]&gt;0;IF([.F66]&gt;1; 1; [.F66]^(1/(1-[.$C66])));0)" office:value-type="float" office:value="0.00000098685191306244" calcext:value-type="float">
            <text:p>9.86851913062444E-0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337056" calcext:value-type="float">
            <text:p>0.0337056</text:p>
          </table:table-cell>
          <table:table-cell table:formula="of:=SQRT([.A67])" office:value-type="float" office:value="0.790569415042095" calcext:value-type="float">
            <text:p>0.790569415042095</text:p>
          </table:table-cell>
          <table:table-cell table:formula="of:=[.B67]^(1-[.$C67])" office:value-type="float" office:value="0.491649703647796" calcext:value-type="float">
            <text:p>0.491649703647796</text:p>
          </table:table-cell>
          <table:table-cell table:formula="of:=-[.$A67]^6+(1/4)*[.$A67]^5-3*[.$A67]^4+4*[.$A67]^3-3*[.$A67]^2+(5/6)*[.$A67]" office:value-type="float" office:value="-0.0487963358561198" calcext:value-type="float">
            <text:p>-0.0487963358561198</text:p>
          </table:table-cell>
          <table:table-cell table:formula="of:=[.D67]+[.E67]-0.00741342570942599" office:value-type="float" office:value="0.43543994208225" calcext:value-type="float">
            <text:p>0.43543994208225</text:p>
          </table:table-cell>
          <table:table-cell table:formula="of:=IF([.F67]&gt;0;IF([.F67]&gt;1; 1; [.F67]^(1/(1-[.$C67])));0)" office:value-type="float" office:value="0.0188771305293499" calcext:value-type="float">
            <text:p>0.0188771305293499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406215" calcext:value-type="float">
            <text:p>0.000406215</text:p>
          </table:table-cell>
          <table:table-cell table:formula="of:=SQRT([.A68])" office:value-type="float" office:value="0.670820393249937" calcext:value-type="float">
            <text:p>0.670820393249937</text:p>
          </table:table-cell>
          <table:table-cell table:formula="of:=[.B68]^(1-[.$C68])" office:value-type="float" office:value="0.0765017939320746" calcext:value-type="float">
            <text:p>0.0765017939320746</text:p>
          </table:table-cell>
          <table:table-cell table:formula="of:=-[.$A68]^6+(1/4)*[.$A68]^5-3*[.$A68]^4+4*[.$A68]^3-3*[.$A68]^2+(5/6)*[.$A68]" office:value-type="float" office:value="0.02189821875" calcext:value-type="float">
            <text:p>0.02189821875</text:p>
          </table:table-cell>
          <table:table-cell table:formula="of:=[.D68]+[.E68]-0.00741342570942599" office:value-type="float" office:value="0.0909865869726486" calcext:value-type="float">
            <text:p>0.0909865869726486</text:p>
          </table:table-cell>
          <table:table-cell table:formula="of:=IF([.F68]&gt;0;IF([.F68]&gt;1; 1; [.F68]^(1/(1-[.$C68])));0)" office:value-type="float" office:value="0.000687897831646041" calcext:value-type="float">
            <text:p>0.000687897831646041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405577" calcext:value-type="float">
            <text:p>0.0000405577</text:p>
          </table:table-cell>
          <table:table-cell table:formula="of:=SQRT([.A69])" office:value-type="float" office:value="0.758287544405155" calcext:value-type="float">
            <text:p>0.758287544405155</text:p>
          </table:table-cell>
          <table:table-cell table:formula="of:=[.B69]^(1-[.$C69])" office:value-type="float" office:value="0.0867793947968833" calcext:value-type="float">
            <text:p>0.0867793947968833</text:p>
          </table:table-cell>
          <table:table-cell table:formula="of:=-[.$A69]^6+(1/4)*[.$A69]^5-3*[.$A69]^4+4*[.$A69]^3-3*[.$A69]^2+(5/6)*[.$A69]" office:value-type="float" office:value="-0.0283542027180989" calcext:value-type="float">
            <text:p>-0.0283542027180989</text:p>
          </table:table-cell>
          <table:table-cell table:formula="of:=[.D69]+[.E69]-0.00741342570942599" office:value-type="float" office:value="0.0510117663693585" calcext:value-type="float">
            <text:p>0.0510117663693585</text:p>
          </table:table-cell>
          <table:table-cell table:formula="of:=IF([.F69]&gt;0;IF([.F69]&gt;1; 1; [.F69]^(1/(1-[.$C69])));0)" office:value-type="float" office:value="0.00000450237955856931" calcext:value-type="float">
            <text:p>4.50237955856931E-06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62" calcext:value-type="float">
            <text:p>0.011162</text:p>
          </table:table-cell>
          <table:table-cell table:formula="of:=SQRT([.A70])" office:value-type="float" office:value="0.724568837309472" calcext:value-type="float">
            <text:p>0.724568837309472</text:p>
          </table:table-cell>
          <table:table-cell table:formula="of:=[.B70]^(1-[.$C70])" office:value-type="float" office:value="0.289926100410233" calcext:value-type="float">
            <text:p>0.289926100410233</text:p>
          </table:table-cell>
          <table:table-cell table:formula="of:=-[.$A70]^6+(1/4)*[.$A70]^5-3*[.$A70]^4+4*[.$A70]^3-3*[.$A70]^2+(5/6)*[.$A70]" office:value-type="float" office:value="-0.00755997778320305" calcext:value-type="float">
            <text:p>-0.00755997778320305</text:p>
          </table:table-cell>
          <table:table-cell table:formula="of:=[.D70]+[.E70]-0.00741342570942599" office:value-type="float" office:value="0.274952696917604" calcext:value-type="float">
            <text:p>0.274952696917604</text:p>
          </table:table-cell>
          <table:table-cell table:formula="of:=IF([.F70]&gt;0;IF([.F70]&gt;1; 1; [.F70]^(1/(1-[.$C70])));0)" office:value-type="float" office:value="0.00920725329733316" calcext:value-type="float">
            <text:p>0.00920725329733316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46137" calcext:value-type="float">
            <text:p>0.00000046137</text:p>
          </table:table-cell>
          <table:table-cell table:formula="of:=SQRT([.A71])" office:value-type="float" office:value="0.790569415042095" calcext:value-type="float">
            <text:p>0.790569415042095</text:p>
          </table:table-cell>
          <table:table-cell table:formula="of:=[.B71]^(1-[.$C71])" office:value-type="float" office:value="0.047104039168654" calcext:value-type="float">
            <text:p>0.047104039168654</text:p>
          </table:table-cell>
          <table:table-cell table:formula="of:=-[.$A71]^6+(1/4)*[.$A71]^5-3*[.$A71]^4+4*[.$A71]^3-3*[.$A71]^2+(5/6)*[.$A71]" office:value-type="float" office:value="-0.0487963358561198" calcext:value-type="float">
            <text:p>-0.0487963358561198</text:p>
          </table:table-cell>
          <table:table-cell table:formula="of:=[.D71]+[.E71]-0.00741342570942599" office:value-type="float" office:value="-0.0091057223968917" calcext:value-type="float">
            <text:p>-0.0091057223968917</text:p>
          </table:table-cell>
          <table:table-cell table:formula="of:=IF([.F71]&gt;0;IF([.F71]&gt;1; 1; [.F71]^(1/(1-[.$C7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0471" calcext:value-type="float">
            <text:p>0.00070471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" office:value-type="float" office:value="0.153316345650912" calcext:value-type="float">
            <text:p>0.153316345650912</text:p>
          </table:table-cell>
          <table:table-cell table:formula="of:=-[.$A72]^6+(1/4)*[.$A72]^5-3*[.$A72]^4+4*[.$A72]^3-3*[.$A72]^2+(5/6)*[.$A72]" office:value-type="float" office:value="-0.0179226666666667" calcext:value-type="float">
            <text:p>-0.0179226666666667</text:p>
          </table:table-cell>
          <table:table-cell table:formula="of:=[.D72]+[.E72]-0.00741342570942599" office:value-type="float" office:value="0.12798025327482" calcext:value-type="float">
            <text:p>0.12798025327482</text:p>
          </table:table-cell>
          <table:table-cell table:formula="of:=IF([.F72]&gt;0;IF([.F72]&gt;1; 1; [.F72]^(1/(1-[.$C72])));0)" office:value-type="float" office:value="0.000350272047254774" calcext:value-type="float">
            <text:p>0.00035027204725477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30796" calcext:value-type="float">
            <text:p>0.000130796</text:p>
          </table:table-cell>
          <table:table-cell table:formula="of:=SQRT([.A73])" office:value-type="float" office:value="0.774596669241483" calcext:value-type="float">
            <text:p>0.774596669241483</text:p>
          </table:table-cell>
          <table:table-cell table:formula="of:=[.B73]^(1-[.$C73])" office:value-type="float" office:value="0.133250073479368" calcext:value-type="float">
            <text:p>0.133250073479368</text:p>
          </table:table-cell>
          <table:table-cell table:formula="of:=-[.$A73]^6+(1/4)*[.$A73]^5-3*[.$A73]^4+4*[.$A73]^3-3*[.$A73]^2+(5/6)*[.$A73]" office:value-type="float" office:value="-0.0387040000000002" calcext:value-type="float">
            <text:p>-0.0387040000000002</text:p>
          </table:table-cell>
          <table:table-cell table:formula="of:=[.D73]+[.E73]-0.00741342570942599" office:value-type="float" office:value="0.0871326477699423" calcext:value-type="float">
            <text:p>0.0871326477699423</text:p>
          </table:table-cell>
          <table:table-cell table:formula="of:=IF([.F73]&gt;0;IF([.F73]&gt;1; 1; [.F73]^(1/(1-[.$C73])));0)" office:value-type="float" office:value="0.0000198665035331677" calcext:value-type="float">
            <text:p>1.98665035331677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72755" calcext:value-type="float">
            <text:p>0.0000272755</text:p>
          </table:table-cell>
          <table:table-cell table:formula="of:=SQRT([.A74])" office:value-type="float" office:value="0.774596669241483" calcext:value-type="float">
            <text:p>0.774596669241483</text:p>
          </table:table-cell>
          <table:table-cell table:formula="of:=[.B74]^(1-[.$C74])" office:value-type="float" office:value="0.0935853715432818" calcext:value-type="float">
            <text:p>0.0935853715432818</text:p>
          </table:table-cell>
          <table:table-cell table:formula="of:=-[.$A74]^6+(1/4)*[.$A74]^5-3*[.$A74]^4+4*[.$A74]^3-3*[.$A74]^2+(5/6)*[.$A74]" office:value-type="float" office:value="-0.0387040000000002" calcext:value-type="float">
            <text:p>-0.0387040000000002</text:p>
          </table:table-cell>
          <table:table-cell table:formula="of:=[.D74]+[.E74]-0.00741342570942599" office:value-type="float" office:value="0.0474679458338556" calcext:value-type="float">
            <text:p>0.0474679458338556</text:p>
          </table:table-cell>
          <table:table-cell table:formula="of:=IF([.F74]&gt;0;IF([.F74]&gt;1; 1; [.F74]^(1/(1-[.$C74])));0)" office:value-type="float" office:value="0.00000134233701232506" calcext:value-type="float">
            <text:p>1.34233701232506E-0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260158" calcext:value-type="float">
            <text:p>0.0000000260158</text:p>
          </table:table-cell>
          <table:table-cell table:formula="of:=SQRT([.A75])" office:value-type="float" office:value="0.821583836257749" calcext:value-type="float">
            <text:p>0.821583836257749</text:p>
          </table:table-cell>
          <table:table-cell table:formula="of:=[.B75]^(1-[.$C75])" office:value-type="float" office:value="0.0443359190708402" calcext:value-type="float">
            <text:p>0.0443359190708402</text:p>
          </table:table-cell>
          <table:table-cell table:formula="of:=-[.$A75]^6+(1/4)*[.$A75]^5-3*[.$A75]^4+4*[.$A75]^3-3*[.$A75]^2+(5/6)*[.$A75]" office:value-type="float" office:value="-0.0673533303222658" calcext:value-type="float">
            <text:p>-0.0673533303222658</text:p>
          </table:table-cell>
          <table:table-cell table:formula="of:=[.D75]+[.E75]-0.00741342570942599" office:value-type="float" office:value="-0.0304308369608515" calcext:value-type="float">
            <text:p>-0.0304308369608515</text:p>
          </table:table-cell>
          <table:table-cell table:formula="of:=IF([.F75]&gt;0;IF([.F75]&gt;1; 1; [.F75]^(1/(1-[.$C7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45404" calcext:value-type="float">
            <text:p>0.00145404</text:p>
          </table:table-cell>
          <table:table-cell table:formula="of:=SQRT([.A76])" office:value-type="float" office:value="0.707106781186548" calcext:value-type="float">
            <text:p>0.707106781186548</text:p>
          </table:table-cell>
          <table:table-cell table:formula="of:=[.B76]^(1-[.$C76])" office:value-type="float" office:value="0.147549538397884" calcext:value-type="float">
            <text:p>0.147549538397884</text:p>
          </table:table-cell>
          <table:table-cell table:formula="of:=-[.$A76]^6+(1/4)*[.$A76]^5-3*[.$A76]^4+4*[.$A76]^3-3*[.$A76]^2+(5/6)*[.$A76]" office:value-type="float" office:value="0.00260416666666669" calcext:value-type="float">
            <text:p>0.00260416666666669</text:p>
          </table:table-cell>
          <table:table-cell table:formula="of:=[.D76]+[.E76]-0.00741342570942599" office:value-type="float" office:value="0.142740279355124" calcext:value-type="float">
            <text:p>0.142740279355124</text:p>
          </table:table-cell>
          <table:table-cell table:formula="of:=IF([.F76]&gt;0;IF([.F76]&gt;1; 1; [.F76]^(1/(1-[.$C76])));0)" office:value-type="float" office:value="0.00129849816016803" calcext:value-type="float">
            <text:p>0.0012984981601680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78646" calcext:value-type="float">
            <text:p>0.000078646</text:p>
          </table:table-cell>
          <table:table-cell table:formula="of:=SQRT([.A77])" office:value-type="float" office:value="0.774596669241483" calcext:value-type="float">
            <text:p>0.774596669241483</text:p>
          </table:table-cell>
          <table:table-cell table:formula="of:=[.B77]^(1-[.$C77])" office:value-type="float" office:value="0.118815156369343" calcext:value-type="float">
            <text:p>0.118815156369343</text:p>
          </table:table-cell>
          <table:table-cell table:formula="of:=-[.$A77]^6+(1/4)*[.$A77]^5-3*[.$A77]^4+4*[.$A77]^3-3*[.$A77]^2+(5/6)*[.$A77]" office:value-type="float" office:value="-0.0387040000000002" calcext:value-type="float">
            <text:p>-0.0387040000000002</text:p>
          </table:table-cell>
          <table:table-cell table:formula="of:=[.D77]+[.E77]-0.00741342570942599" office:value-type="float" office:value="0.0726977306599172" calcext:value-type="float">
            <text:p>0.0726977306599172</text:p>
          </table:table-cell>
          <table:table-cell table:formula="of:=IF([.F77]&gt;0;IF([.F77]&gt;1; 1; [.F77]^(1/(1-[.$C77])));0)" office:value-type="float" office:value="0.00000889501631842084" calcext:value-type="float">
            <text:p>8.89501631842084E-06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166585" calcext:value-type="float">
            <text:p>0.00000166585</text:p>
          </table:table-cell>
          <table:table-cell table:formula="of:=SQRT([.A78])" office:value-type="float" office:value="0.806225774829855" calcext:value-type="float">
            <text:p>0.806225774829855</text:p>
          </table:table-cell>
          <table:table-cell table:formula="of:=[.B78]^(1-[.$C78])" office:value-type="float" office:value="0.0759105210522607" calcext:value-type="float">
            <text:p>0.0759105210522607</text:p>
          </table:table-cell>
          <table:table-cell table:formula="of:=-[.$A78]^6+(1/4)*[.$A78]^5-3*[.$A78]^4+4*[.$A78]^3-3*[.$A78]^2+(5/6)*[.$A78]" office:value-type="float" office:value="-0.0584259270833334" calcext:value-type="float">
            <text:p>-0.0584259270833334</text:p>
          </table:table-cell>
          <table:table-cell table:formula="of:=[.D78]+[.E78]-0.00741342570942599" office:value-type="float" office:value="0.0100711682595013" calcext:value-type="float">
            <text:p>0.0100711682595013</text:p>
          </table:table-cell>
          <table:table-cell table:formula="of:=IF([.F78]&gt;0;IF([.F78]&gt;1; 1; [.F78]^(1/(1-[.$C78])));0)" office:value-type="float" office:value="0.00000000004949984969" calcext:value-type="float">
            <text:p>4.94998496896206E-1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596" calcext:value-type="float">
            <text:p>0.00026596</text:p>
          </table:table-cell>
          <table:table-cell table:formula="of:=SQRT([.A79])" office:value-type="float" office:value="0.790569415042095" calcext:value-type="float">
            <text:p>0.790569415042095</text:p>
          </table:table-cell>
          <table:table-cell table:formula="of:=[.B79]^(1-[.$C79])" office:value-type="float" office:value="0.178339354945045" calcext:value-type="float">
            <text:p>0.178339354945045</text:p>
          </table:table-cell>
          <table:table-cell table:formula="of:=-[.$A79]^6+(1/4)*[.$A79]^5-3*[.$A79]^4+4*[.$A79]^3-3*[.$A79]^2+(5/6)*[.$A79]" office:value-type="float" office:value="-0.0487963358561198" calcext:value-type="float">
            <text:p>-0.0487963358561198</text:p>
          </table:table-cell>
          <table:table-cell table:formula="of:=[.D79]+[.E79]-0.00741342570942599" office:value-type="float" office:value="0.122129593379499" calcext:value-type="float">
            <text:p>0.122129593379499</text:p>
          </table:table-cell>
          <table:table-cell table:formula="of:=IF([.F79]&gt;0;IF([.F79]&gt;1; 1; [.F79]^(1/(1-[.$C79])));0)" office:value-type="float" office:value="0.0000436219633111264" calcext:value-type="float">
            <text:p>4.36219633111264E-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86303" calcext:value-type="float">
            <text:p>0.00286303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" office:value-type="float" office:value="0.199310693544959" calcext:value-type="float">
            <text:p>0.199310693544959</text:p>
          </table:table-cell>
          <table:table-cell table:formula="of:=-[.$A80]^6+(1/4)*[.$A80]^5-3*[.$A80]^4+4*[.$A80]^3-3*[.$A80]^2+(5/6)*[.$A80]" office:value-type="float" office:value="-0.00755997778320305" calcext:value-type="float">
            <text:p>-0.00755997778320305</text:p>
          </table:table-cell>
          <table:table-cell table:formula="of:=[.D80]+[.E80]-0.00741342570942599" office:value-type="float" office:value="0.18433729005233" calcext:value-type="float">
            <text:p>0.18433729005233</text:p>
          </table:table-cell>
          <table:table-cell table:formula="of:=IF([.F80]&gt;0;IF([.F80]&gt;1; 1; [.F80]^(1/(1-[.$C80])));0)" office:value-type="float" office:value="0.00215616982456407" calcext:value-type="float">
            <text:p>0.0021561698245640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07359" calcext:value-type="float">
            <text:p>0.0000107359</text:p>
          </table:table-cell>
          <table:table-cell table:formula="of:=SQRT([.A81])" office:value-type="float" office:value="0.790569415042095" calcext:value-type="float">
            <text:p>0.790569415042095</text:p>
          </table:table-cell>
          <table:table-cell table:formula="of:=[.B81]^(1-[.$C81])" office:value-type="float" office:value="0.0910553758650477" calcext:value-type="float">
            <text:p>0.0910553758650477</text:p>
          </table:table-cell>
          <table:table-cell table:formula="of:=-[.$A81]^6+(1/4)*[.$A81]^5-3*[.$A81]^4+4*[.$A81]^3-3*[.$A81]^2+(5/6)*[.$A81]" office:value-type="float" office:value="-0.0487963358561198" calcext:value-type="float">
            <text:p>-0.0487963358561198</text:p>
          </table:table-cell>
          <table:table-cell table:formula="of:=[.D81]+[.E81]-0.00741342570942599" office:value-type="float" office:value="0.034845614299502" calcext:value-type="float">
            <text:p>0.034845614299502</text:p>
          </table:table-cell>
          <table:table-cell table:formula="of:=IF([.F81]&gt;0;IF([.F81]&gt;1; 1; [.F81]^(1/(1-[.$C81])));0)" office:value-type="float" office:value="0.00000010938893398724" calcext:value-type="float">
            <text:p>1.09388933987244E-0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31854" calcext:value-type="float">
            <text:p>0.00431854</text:p>
          </table:table-cell>
          <table:table-cell table:formula="of:=SQRT([.A82])" office:value-type="float" office:value="0.758287544405155" calcext:value-type="float">
            <text:p>0.758287544405155</text:p>
          </table:table-cell>
          <table:table-cell table:formula="of:=[.B82]^(1-[.$C82])" office:value-type="float" office:value="0.268183149464469" calcext:value-type="float">
            <text:p>0.268183149464469</text:p>
          </table:table-cell>
          <table:table-cell table:formula="of:=-[.$A82]^6+(1/4)*[.$A82]^5-3*[.$A82]^4+4*[.$A82]^3-3*[.$A82]^2+(5/6)*[.$A82]" office:value-type="float" office:value="-0.0283542027180989" calcext:value-type="float">
            <text:p>-0.0283542027180989</text:p>
          </table:table-cell>
          <table:table-cell table:formula="of:=[.D82]+[.E82]-0.00741342570942599" office:value-type="float" office:value="0.232415521036944" calcext:value-type="float">
            <text:p>0.232415521036944</text:p>
          </table:table-cell>
          <table:table-cell table:formula="of:=IF([.F82]&gt;0;IF([.F82]&gt;1; 1; [.F82]^(1/(1-[.$C82])));0)" office:value-type="float" office:value="0.00238861178050723" calcext:value-type="float">
            <text:p>0.0023886117805072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204034" calcext:value-type="float">
            <text:p>0.00204034</text:p>
          </table:table-cell>
          <table:table-cell table:formula="of:=SQRT([.A83])" office:value-type="float" office:value="0.670820393249937" calcext:value-type="float">
            <text:p>0.670820393249937</text:p>
          </table:table-cell>
          <table:table-cell table:formula="of:=[.B83]^(1-[.$C83])" office:value-type="float" office:value="0.130139442316581" calcext:value-type="float">
            <text:p>0.130139442316581</text:p>
          </table:table-cell>
          <table:table-cell table:formula="of:=-[.$A83]^6+(1/4)*[.$A83]^5-3*[.$A83]^4+4*[.$A83]^3-3*[.$A83]^2+(5/6)*[.$A83]" office:value-type="float" office:value="0.02189821875" calcext:value-type="float">
            <text:p>0.02189821875</text:p>
          </table:table-cell>
          <table:table-cell table:formula="of:=[.D83]+[.E83]-0.00741342570942599" office:value-type="float" office:value="0.144624235357155" calcext:value-type="float">
            <text:p>0.144624235357155</text:p>
          </table:table-cell>
          <table:table-cell table:formula="of:=IF([.F83]&gt;0;IF([.F83]&gt;1; 1; [.F83]^(1/(1-[.$C83])));0)" office:value-type="float" office:value="0.00281147311336937" calcext:value-type="float">
            <text:p>0.0028114731133693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649667" calcext:value-type="float">
            <text:p>0.00649667</text:p>
          </table:table-cell>
          <table:table-cell table:formula="of:=SQRT([.A84])" office:value-type="float" office:value="0.741619848709566" calcext:value-type="float">
            <text:p>0.741619848709566</text:p>
          </table:table-cell>
          <table:table-cell table:formula="of:=[.B84]^(1-[.$C84])" office:value-type="float" office:value="0.272171545780962" calcext:value-type="float">
            <text:p>0.272171545780962</text:p>
          </table:table-cell>
          <table:table-cell table:formula="of:=-[.$A84]^6+(1/4)*[.$A84]^5-3*[.$A84]^4+4*[.$A84]^3-3*[.$A84]^2+(5/6)*[.$A84]" office:value-type="float" office:value="-0.0179226666666667" calcext:value-type="float">
            <text:p>-0.0179226666666667</text:p>
          </table:table-cell>
          <table:table-cell table:formula="of:=[.D84]+[.E84]-0.00741342570942599" office:value-type="float" office:value="0.246835453404869" calcext:value-type="float">
            <text:p>0.246835453404869</text:p>
          </table:table-cell>
          <table:table-cell table:formula="of:=IF([.F84]&gt;0;IF([.F84]&gt;1; 1; [.F84]^(1/(1-[.$C84])));0)" office:value-type="float" office:value="0.00445097702840583" calcext:value-type="float">
            <text:p>0.0044509770284058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996307" calcext:value-type="float">
            <text:p>0.000996307</text:p>
          </table:table-cell>
          <table:table-cell table:formula="of:=SQRT([.A85])" office:value-type="float" office:value="0.774596669241483" calcext:value-type="float">
            <text:p>0.774596669241483</text:p>
          </table:table-cell>
          <table:table-cell table:formula="of:=[.B85]^(1-[.$C85])" office:value-type="float" office:value="0.210585190283472" calcext:value-type="float">
            <text:p>0.210585190283472</text:p>
          </table:table-cell>
          <table:table-cell table:formula="of:=-[.$A85]^6+(1/4)*[.$A85]^5-3*[.$A85]^4+4*[.$A85]^3-3*[.$A85]^2+(5/6)*[.$A85]" office:value-type="float" office:value="-0.0387040000000002" calcext:value-type="float">
            <text:p>-0.0387040000000002</text:p>
          </table:table-cell>
          <table:table-cell table:formula="of:=[.D85]+[.E85]-0.00741342570942599" office:value-type="float" office:value="0.164467764574046" calcext:value-type="float">
            <text:p>0.164467764574046</text:p>
          </table:table-cell>
          <table:table-cell table:formula="of:=IF([.F85]&gt;0;IF([.F85]&gt;1; 1; [.F85]^(1/(1-[.$C85])));0)" office:value-type="float" office:value="0.000332773665587132" calcext:value-type="float">
            <text:p>0.00033277366558713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86442" calcext:value-type="float">
            <text:p>0.00186442</text:p>
          </table:table-cell>
          <table:table-cell table:formula="of:=SQRT([.A86])" office:value-type="float" office:value="0.707106781186548" calcext:value-type="float">
            <text:p>0.707106781186548</text:p>
          </table:table-cell>
          <table:table-cell table:formula="of:=[.B86]^(1-[.$C86])" office:value-type="float" office:value="0.158694097646262" calcext:value-type="float">
            <text:p>0.158694097646262</text:p>
          </table:table-cell>
          <table:table-cell table:formula="of:=-[.$A86]^6+(1/4)*[.$A86]^5-3*[.$A86]^4+4*[.$A86]^3-3*[.$A86]^2+(5/6)*[.$A86]" office:value-type="float" office:value="0.00260416666666669" calcext:value-type="float">
            <text:p>0.00260416666666669</text:p>
          </table:table-cell>
          <table:table-cell table:formula="of:=[.D86]+[.E86]-0.00741342570942599" office:value-type="float" office:value="0.153884838603502" calcext:value-type="float">
            <text:p>0.153884838603502</text:p>
          </table:table-cell>
          <table:table-cell table:formula="of:=IF([.F86]&gt;0;IF([.F86]&gt;1; 1; [.F86]^(1/(1-[.$C86])));0)" office:value-type="float" office:value="0.00167846770986463" calcext:value-type="float">
            <text:p>0.00167846770986463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173" calcext:value-type="float">
            <text:p>0.00011173</text:p>
          </table:table-cell>
          <table:table-cell table:formula="of:=SQRT([.A87])" office:value-type="float" office:value="0.758287544405155" calcext:value-type="float">
            <text:p>0.758287544405155</text:p>
          </table:table-cell>
          <table:table-cell table:formula="of:=[.B87]^(1-[.$C87])" office:value-type="float" office:value="0.110864733653319" calcext:value-type="float">
            <text:p>0.110864733653319</text:p>
          </table:table-cell>
          <table:table-cell table:formula="of:=-[.$A87]^6+(1/4)*[.$A87]^5-3*[.$A87]^4+4*[.$A87]^3-3*[.$A87]^2+(5/6)*[.$A87]" office:value-type="float" office:value="-0.0283542027180989" calcext:value-type="float">
            <text:p>-0.0283542027180989</text:p>
          </table:table-cell>
          <table:table-cell table:formula="of:=[.D87]+[.E87]-0.00741342570942599" office:value-type="float" office:value="0.0750971052257946" calcext:value-type="float">
            <text:p>0.0750971052257946</text:p>
          </table:table-cell>
          <table:table-cell table:formula="of:=IF([.F87]&gt;0;IF([.F87]&gt;1; 1; [.F87]^(1/(1-[.$C87])));0)" office:value-type="float" office:value="0.0000222991185857067" calcext:value-type="float">
            <text:p>2.22991185857067E-05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66089" calcext:value-type="float">
            <text:p>0.00866089</text:p>
          </table:table-cell>
          <table:table-cell table:formula="of:=SQRT([.A88])" office:value-type="float" office:value="0.741619848709566" calcext:value-type="float">
            <text:p>0.741619848709566</text:p>
          </table:table-cell>
          <table:table-cell table:formula="of:=[.B88]^(1-[.$C88])" office:value-type="float" office:value="0.293161606284106" calcext:value-type="float">
            <text:p>0.293161606284106</text:p>
          </table:table-cell>
          <table:table-cell table:formula="of:=-[.$A88]^6+(1/4)*[.$A88]^5-3*[.$A88]^4+4*[.$A88]^3-3*[.$A88]^2+(5/6)*[.$A88]" office:value-type="float" office:value="-0.0179226666666667" calcext:value-type="float">
            <text:p>-0.0179226666666667</text:p>
          </table:table-cell>
          <table:table-cell table:formula="of:=[.D88]+[.E88]-0.00741342570942599" office:value-type="float" office:value="0.267825513908013" calcext:value-type="float">
            <text:p>0.267825513908013</text:p>
          </table:table-cell>
          <table:table-cell table:formula="of:=IF([.F88]&gt;0;IF([.F88]&gt;1; 1; [.F88]^(1/(1-[.$C88])));0)" office:value-type="float" office:value="0.00610428292153304" calcext:value-type="float">
            <text:p>0.00610428292153304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162142" calcext:value-type="float">
            <text:p>0.00162142</text:p>
          </table:table-cell>
          <table:table-cell table:formula="of:=SQRT([.A89])" office:value-type="float" office:value="0.758287544405155" calcext:value-type="float">
            <text:p>0.758287544405155</text:p>
          </table:table-cell>
          <table:table-cell table:formula="of:=[.B89]^(1-[.$C89])" office:value-type="float" office:value="0.211639631238972" calcext:value-type="float">
            <text:p>0.211639631238972</text:p>
          </table:table-cell>
          <table:table-cell table:formula="of:=-[.$A89]^6+(1/4)*[.$A89]^5-3*[.$A89]^4+4*[.$A89]^3-3*[.$A89]^2+(5/6)*[.$A89]" office:value-type="float" office:value="-0.0283542027180989" calcext:value-type="float">
            <text:p>-0.0283542027180989</text:p>
          </table:table-cell>
          <table:table-cell table:formula="of:=[.D89]+[.E89]-0.00741342570942599" office:value-type="float" office:value="0.175872002811447" calcext:value-type="float">
            <text:p>0.175872002811447</text:p>
          </table:table-cell>
          <table:table-cell table:formula="of:=IF([.F89]&gt;0;IF([.F89]&gt;1; 1; [.F89]^(1/(1-[.$C89])));0)" office:value-type="float" office:value="0.000753820089076491" calcext:value-type="float">
            <text:p>0.00075382008907649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7874" calcext:value-type="float">
            <text:p>0.0000107874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" office:value-type="float" office:value="0.0759281640437133" calcext:value-type="float">
            <text:p>0.0759281640437133</text:p>
          </table:table-cell>
          <table:table-cell table:formula="of:=-[.$A90]^6+(1/4)*[.$A90]^5-3*[.$A90]^4+4*[.$A90]^3-3*[.$A90]^2+(5/6)*[.$A90]" office:value-type="float" office:value="-0.0387040000000002" calcext:value-type="float">
            <text:p>-0.0387040000000002</text:p>
          </table:table-cell>
          <table:table-cell table:formula="of:=[.D90]+[.E90]-0.00741342570942599" office:value-type="float" office:value="0.0298107383342872" calcext:value-type="float">
            <text:p>0.0298107383342872</text:p>
          </table:table-cell>
          <table:table-cell table:formula="of:=IF([.F90]&gt;0;IF([.F90]&gt;1; 1; [.F90]^(1/(1-[.$C90])));0)" office:value-type="float" office:value="0.00000017043835405549" calcext:value-type="float">
            <text:p>1.70438354055494E-0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59233" calcext:value-type="float">
            <text:p>0.159233</text:p>
          </table:table-cell>
          <table:table-cell table:formula="of:=SQRT([.A91])" office:value-type="float" office:value="0.447213595499958" calcext:value-type="float">
            <text:p>0.447213595499958</text:p>
          </table:table-cell>
          <table:table-cell table:formula="of:=[.B91]^(1-[.$C91])" office:value-type="float" office:value="0.362155207144977" calcext:value-type="float">
            <text:p>0.362155207144977</text:p>
          </table:table-cell>
          <table:table-cell table:formula="of:=-[.$A91]^6+(1/4)*[.$A91]^5-3*[.$A91]^4+4*[.$A91]^3-3*[.$A91]^2+(5/6)*[.$A91]" office:value-type="float" office:value="0.0740106666666667" calcext:value-type="float">
            <text:p>0.0740106666666667</text:p>
          </table:table-cell>
          <table:table-cell table:formula="of:=[.D91]+[.E91]-0.00741342570942599" office:value-type="float" office:value="0.428752448102218" calcext:value-type="float">
            <text:p>0.428752448102218</text:p>
          </table:table-cell>
          <table:table-cell table:formula="of:=IF([.F91]&gt;0;IF([.F91]&gt;1; 1; [.F91]^(1/(1-[.$C91])));0)" office:value-type="float" office:value="0.21610037083362" calcext:value-type="float">
            <text:p>0.2161003708336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4268" calcext:value-type="float">
            <text:p>0.0104268</text:p>
          </table:table-cell>
          <table:table-cell table:formula="of:=SQRT([.A92])" office:value-type="float" office:value="0.707106781186548" calcext:value-type="float">
            <text:p>0.707106781186548</text:p>
          </table:table-cell>
          <table:table-cell table:formula="of:=[.B92]^(1-[.$C92])" office:value-type="float" office:value="0.262742228933035" calcext:value-type="float">
            <text:p>0.262742228933035</text:p>
          </table:table-cell>
          <table:table-cell table:formula="of:=-[.$A92]^6+(1/4)*[.$A92]^5-3*[.$A92]^4+4*[.$A92]^3-3*[.$A92]^2+(5/6)*[.$A92]" office:value-type="float" office:value="0.00260416666666669" calcext:value-type="float">
            <text:p>0.00260416666666669</text:p>
          </table:table-cell>
          <table:table-cell table:formula="of:=[.D92]+[.E92]-0.00741342570942599" office:value-type="float" office:value="0.257932969890275" calcext:value-type="float">
            <text:p>0.257932969890275</text:p>
          </table:table-cell>
          <table:table-cell table:formula="of:=IF([.F92]&gt;0;IF([.F92]&gt;1; 1; [.F92]^(1/(1-[.$C92])));0)" office:value-type="float" office:value="0.00978945998846783" calcext:value-type="float">
            <text:p>0.0097894599884678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104646" calcext:value-type="float">
            <text:p>0.000000104646</text:p>
          </table:table-cell>
          <table:table-cell table:formula="of:=SQRT([.A93])" office:value-type="float" office:value="0.774596669241483" calcext:value-type="float">
            <text:p>0.774596669241483</text:p>
          </table:table-cell>
          <table:table-cell table:formula="of:=[.B93]^(1-[.$C93])" office:value-type="float" office:value="0.0267068232219101" calcext:value-type="float">
            <text:p>0.0267068232219101</text:p>
          </table:table-cell>
          <table:table-cell table:formula="of:=-[.$A93]^6+(1/4)*[.$A93]^5-3*[.$A93]^4+4*[.$A93]^3-3*[.$A93]^2+(5/6)*[.$A93]" office:value-type="float" office:value="-0.0387040000000002" calcext:value-type="float">
            <text:p>-0.0387040000000002</text:p>
          </table:table-cell>
          <table:table-cell table:formula="of:=[.D93]+[.E93]-0.00741342570942599" office:value-type="float" office:value="-0.0194106024875161" calcext:value-type="float">
            <text:p>-0.0194106024875161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922271" calcext:value-type="float">
            <text:p>0.0922271</text:p>
          </table:table-cell>
          <table:table-cell table:formula="of:=SQRT([.A94])" office:value-type="float" office:value="0.570087712549569" calcext:value-type="float">
            <text:p>0.570087712549569</text:p>
          </table:table-cell>
          <table:table-cell table:formula="of:=[.B94]^(1-[.$C94])" office:value-type="float" office:value="0.358905383431482" calcext:value-type="float">
            <text:p>0.358905383431482</text:p>
          </table:table-cell>
          <table:table-cell table:formula="of:=-[.$A94]^6+(1/4)*[.$A94]^5-3*[.$A94]^4+4*[.$A94]^3-3*[.$A94]^2+(5/6)*[.$A94]" office:value-type="float" office:value="0.0598858086751302" calcext:value-type="float">
            <text:p>0.0598858086751302</text:p>
          </table:table-cell>
          <table:table-cell table:formula="of:=[.D94]+[.E94]-0.00741342570942599" office:value-type="float" office:value="0.411377766397187" calcext:value-type="float">
            <text:p>0.411377766397187</text:p>
          </table:table-cell>
          <table:table-cell table:formula="of:=IF([.F94]&gt;0;IF([.F94]&gt;1; 1; [.F94]^(1/(1-[.$C94])));0)" office:value-type="float" office:value="0.126678404561323" calcext:value-type="float">
            <text:p>0.12667840456132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211909" calcext:value-type="float">
            <text:p>0.000000211909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" office:value-type="float" office:value="0.0188629438867145" calcext:value-type="float">
            <text:p>0.0188629438867145</text:p>
          </table:table-cell>
          <table:table-cell table:formula="of:=-[.$A95]^6+(1/4)*[.$A95]^5-3*[.$A95]^4+4*[.$A95]^3-3*[.$A95]^2+(5/6)*[.$A95]" office:value-type="float" office:value="-0.0179226666666667" calcext:value-type="float">
            <text:p>-0.0179226666666667</text:p>
          </table:table-cell>
          <table:table-cell table:formula="of:=[.D95]+[.E95]-0.00741342570942599" office:value-type="float" office:value="-0.00647314848937817" calcext:value-type="float">
            <text:p>-0.00647314848937817</text:p>
          </table:table-cell>
          <table:table-cell table:formula="of:=IF([.F95]&gt;0;IF([.F95]&gt;1; 1; [.F95]^(1/(1-[.$C9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216665" calcext:value-type="float">
            <text:p>0.00216665</text:p>
          </table:table-cell>
          <table:table-cell table:formula="of:=SQRT([.A96])" office:value-type="float" office:value="0.806225774829855" calcext:value-type="float">
            <text:p>0.806225774829855</text:p>
          </table:table-cell>
          <table:table-cell table:formula="of:=[.B96]^(1-[.$C96])" office:value-type="float" office:value="0.304610262937777" calcext:value-type="float">
            <text:p>0.304610262937777</text:p>
          </table:table-cell>
          <table:table-cell table:formula="of:=-[.$A96]^6+(1/4)*[.$A96]^5-3*[.$A96]^4+4*[.$A96]^3-3*[.$A96]^2+(5/6)*[.$A96]" office:value-type="float" office:value="-0.0584259270833334" calcext:value-type="float">
            <text:p>-0.0584259270833334</text:p>
          </table:table-cell>
          <table:table-cell table:formula="of:=[.D96]+[.E96]-0.00741342570942599" office:value-type="float" office:value="0.238770910145017" calcext:value-type="float">
            <text:p>0.238770910145017</text:p>
          </table:table-cell>
          <table:table-cell table:formula="of:=IF([.F96]&gt;0;IF([.F96]&gt;1; 1; [.F96]^(1/(1-[.$C96])));0)" office:value-type="float" office:value="0.000616570659930262" calcext:value-type="float">
            <text:p>0.000616570659930262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248457" calcext:value-type="float">
            <text:p>0.0000248457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" office:value-type="float" office:value="0.108548736580816" calcext:value-type="float">
            <text:p>0.108548736580816</text:p>
          </table:table-cell>
          <table:table-cell table:formula="of:=-[.$A97]^6+(1/4)*[.$A97]^5-3*[.$A97]^4+4*[.$A97]^3-3*[.$A97]^2+(5/6)*[.$A97]" office:value-type="float" office:value="-0.0487963358561198" calcext:value-type="float">
            <text:p>-0.0487963358561198</text:p>
          </table:table-cell>
          <table:table-cell table:formula="of:=[.D97]+[.E97]-0.00741342570942599" office:value-type="float" office:value="0.05233897501527" calcext:value-type="float">
            <text:p>0.05233897501527</text:p>
          </table:table-cell>
          <table:table-cell table:formula="of:=IF([.F97]&gt;0;IF([.F97]&gt;1; 1; [.F97]^(1/(1-[.$C97])));0)" office:value-type="float" office:value="0.00000076309796930146" calcext:value-type="float">
            <text:p>7.63097969301462E-0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37272" calcext:value-type="float">
            <text:p>0.0137272</text:p>
          </table:table-cell>
          <table:table-cell table:formula="of:=SQRT([.A98])" office:value-type="float" office:value="0.758287544405155" calcext:value-type="float">
            <text:p>0.758287544405155</text:p>
          </table:table-cell>
          <table:table-cell table:formula="of:=[.B98]^(1-[.$C98])" office:value-type="float" office:value="0.354674824496054" calcext:value-type="float">
            <text:p>0.354674824496054</text:p>
          </table:table-cell>
          <table:table-cell table:formula="of:=-[.$A98]^6+(1/4)*[.$A98]^5-3*[.$A98]^4+4*[.$A98]^3-3*[.$A98]^2+(5/6)*[.$A98]" office:value-type="float" office:value="-0.0283542027180989" calcext:value-type="float">
            <text:p>-0.0283542027180989</text:p>
          </table:table-cell>
          <table:table-cell table:formula="of:=[.D98]+[.E98]-0.00741342570942599" office:value-type="float" office:value="0.318907196068529" calcext:value-type="float">
            <text:p>0.318907196068529</text:p>
          </table:table-cell>
          <table:table-cell table:formula="of:=IF([.F98]&gt;0;IF([.F98]&gt;1; 1; [.F98]^(1/(1-[.$C98])));0)" office:value-type="float" office:value="0.00884272757897766" calcext:value-type="float">
            <text:p>0.0088427275789776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732841" calcext:value-type="float">
            <text:p>0.000000732841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0259920356065064" calcext:value-type="float">
            <text:p>0.0259920356065064</text:p>
          </table:table-cell>
          <table:table-cell table:formula="of:=-[.$A99]^6+(1/4)*[.$A99]^5-3*[.$A99]^4+4*[.$A99]^3-3*[.$A99]^2+(5/6)*[.$A99]" office:value-type="float" office:value="-0.0179226666666667" calcext:value-type="float">
            <text:p>-0.0179226666666667</text:p>
          </table:table-cell>
          <table:table-cell table:formula="of:=[.D99]+[.E99]-0.00741342570942599" office:value-type="float" office:value="0.000655943230413689" calcext:value-type="float">
            <text:p>0.000655943230413689</text:p>
          </table:table-cell>
          <table:table-cell table:formula="of:=IF([.F99]&gt;0;IF([.F99]&gt;1; 1; [.F99]^(1/(1-[.$C99])));0)" office:value-type="float" office:value="0.00000000000047909831" calcext:value-type="float">
            <text:p>4.79098309877865E-13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7674E-018" calcext:value-type="float">
            <text:p>1.87674E-18</text:p>
          </table:table-cell>
          <table:table-cell table:formula="of:=SQRT([.A100])" office:value-type="float" office:value="0.866025403784439" calcext:value-type="float">
            <text:p>0.866025403784439</text:p>
          </table:table-cell>
          <table:table-cell table:formula="of:=[.B100]^(1-[.$C100])" office:value-type="float" office:value="0.00421780476796251" calcext:value-type="float">
            <text:p>0.00421780476796251</text:p>
          </table:table-cell>
          <table:table-cell table:formula="of:=-[.$A100]^6+(1/4)*[.$A100]^5-3*[.$A100]^4+4*[.$A100]^3-3*[.$A100]^2+(5/6)*[.$A100]" office:value-type="float" office:value="-0.0869140625" calcext:value-type="float">
            <text:p>-0.0869140625</text:p>
          </table:table-cell>
          <table:table-cell table:formula="of:=[.D100]+[.E100]-0.00741342570942599" office:value-type="float" office:value="-0.0901096834414635" calcext:value-type="float">
            <text:p>-0.0901096834414635</text:p>
          </table:table-cell>
          <table:table-cell table:formula="of:=IF([.F100]&gt;0;IF([.F100]&gt;1; 1; [.F100]^(1/(1-[.$C10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00110315" calcext:value-type="float">
            <text:p>1.10315E-10</text:p>
          </table:table-cell>
          <table:table-cell table:formula="of:=SQRT([.A101])" office:value-type="float" office:value="0.88034084308295" calcext:value-type="float">
            <text:p>0.88034084308295</text:p>
          </table:table-cell>
          <table:table-cell table:formula="of:=[.B101]^(1-[.$C101])" office:value-type="float" office:value="0.0643442950943187" calcext:value-type="float">
            <text:p>0.0643442950943187</text:p>
          </table:table-cell>
          <table:table-cell table:formula="of:=-[.$A101]^6+(1/4)*[.$A101]^5-3*[.$A101]^4+4*[.$A101]^3-3*[.$A101]^2+(5/6)*[.$A101]" office:value-type="float" office:value="-0.0897842469889324" calcext:value-type="float">
            <text:p>-0.0897842469889324</text:p>
          </table:table-cell>
          <table:table-cell table:formula="of:=[.D101]+[.E101]-0.00741342570942599" office:value-type="float" office:value="-0.0328533776040397" calcext:value-type="float">
            <text:p>-0.0328533776040397</text:p>
          </table:table-cell>
          <table:table-cell table:formula="of:=IF([.F101]&gt;0;IF([.F101]&gt;1; 1; [.F101]^(1/(1-[.$C10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714905809792854" calcext:value-type="float">
            <text:p>0.00714905809792854</text:p>
          </table:table-cell>
          <table:table-cell table:style-name="ce1" table:formula="of:=AVERAGE([.C2:.C101])" office:value-type="float" office:value="0.754901897496522" calcext:value-type="float">
            <text:p>0.754901897496522</text:p>
          </table:table-cell>
          <table:table-cell table:style-name="ce1" table:formula="of:=AVERAGE([.D2:.D101])" office:value-type="float" office:value="0.142204706459443" calcext:value-type="float">
            <text:p>0.142204706459443</text:p>
          </table:table-cell>
          <table:table-cell table:style-name="ce1" table:formula="of:=AVERAGE([.E2:.E101])" office:value-type="float" office:value="-0.0278730418277995" calcext:value-type="float">
            <text:p>-0.0278730418277995</text:p>
          </table:table-cell>
          <table:table-cell table:formula="of:=AVERAGE([.F52:.F101])" office:value-type="float" office:value="0.12331112976882" calcext:value-type="float">
            <text:p>0.12331112976882</text:p>
          </table:table-cell>
          <table:table-cell table:style-name="ce1" table:formula="of:=AVERAGE([.G2:.G101])" office:value-type="float" office:value="0.00797291070344746" calcext:value-type="float">
            <text:p>0.00797291070344746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8:26:23.319116704</meta:creation-date>
    <dc:date>2023-03-27T22:49:01.246343545</dc:date>
    <meta:editing-duration>PT40M50S</meta:editing-duration>
    <meta:editing-cycles>6</meta:editing-cycles>
    <meta:generator>LibreOffice/7.3.7.2$Linux_X86_64 LibreOffice_project/30$Build-2</meta:generator>
    <meta:document-statistic meta:table-count="1" meta:cell-count="714" meta:object-count="0"/>
  </office:meta>
</office:document-meta>
</file>